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4.00pt" fo:font-weight="bold" fo:font-family="Arial" style:font-family-asian="Arial" style:font-family-complex="Arial" fo:background-color="transparent" style:use-window-font-color="true" fo:font-style="italic"/>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8.00pt" fo:font-weight="normal" fo:font-family="'Liberation Serif'" style:font-family-asian="'Liberation Serif'" style:font-family-complex="'Liberation Serif'" fo:background-color="transparent" style:use-window-font-color="true" fo:font-style="italic"/>
    </style:style>
    <style:style style:name="T5" style:family="text">
      <style:text-properties fo:font-size="12.00pt" fo:font-weight="normal" fo:font-family="Arial" style:font-family-asian="Arial" style:font-family-complex="Arial" fo:background-color="transparent" style:use-window-font-color="true" fo:font-style="italic"/>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2.00pt" fo:font-weight="normal" fo:font-family="Arial" style:font-family-asian="Arial" style:font-family-complex="Arial" fo:background-color="transparent" style:use-window-font-color="true" fo:font-style="italic"/>
    </style:style>
    <style:style style:name="T8" style:family="text">
      <style:text-properties fo:font-size="12.00pt" fo:font-weight="normal" fo:font-family="Arial" style:font-family-asian="Arial" style:font-family-complex="Arial" fo:background-color="transparent" style:use-window-font-color="true"/>
    </style:style>
    <style:style style:name="T9" style:family="text">
      <style:text-properties fo:font-size="12.00pt" fo:font-weight="normal" fo:font-family="Arial" style:font-family-asian="Arial" style:font-family-complex="Arial" fo:background-color="transparent" style:use-window-font-color="true" fo:font-style="italic"/>
    </style:style>
    <style:style style:name="T10" style:family="text">
      <style:text-properties fo:font-size="12.00pt" fo:font-weight="normal" fo:font-family="Arial" style:font-family-asian="Arial" style:font-family-complex="Arial" fo:background-color="transparent" style:use-window-font-color="true"/>
    </style:style>
    <style:style style:name="T11" style:family="text">
      <style:text-properties fo:font-size="18.00pt" fo:font-weight="normal" fo:font-family="'Liberation Serif'" style:font-family-asian="'Liberation Serif'" style:font-family-complex="'Liberation Serif'" fo:background-color="transparent" style:use-window-font-color="true"/>
    </style:style>
    <style:style style:name="T1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3" style:family="text">
      <style:text-properties fo:font-size="12.00pt" fo:font-weight="normal"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bold" fo:font-family="Arial" style:font-family-asian="Arial" style:font-family-complex="Arial" fo:background-color="transparent" style:use-window-font-color="true" fo:font-style="italic"/>
    </style:style>
    <style:style style:name="T16" style:family="text">
      <style:text-properties fo:font-size="18.00pt" fo:font-weight="bold"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Arial" style:font-family-asian="Arial" style:font-family-complex="Arial" fo:background-color="transparent" style:use-window-font-color="true"/>
    </style:style>
    <style:style style:name="T18" style:family="text">
      <style:text-properties fo:font-size="12.00pt" fo:font-weight="normal" fo:font-family="Arial" style:font-family-asian="Arial" style:font-family-complex="Arial" fo:background-color="transparent" style:use-window-font-color="true" fo:font-style="italic"/>
    </style:style>
    <style:style style:name="T19" style:family="text">
      <style:text-properties fo:font-size="12.00pt" fo:font-weight="normal" fo:font-family="Arial" style:font-family-asian="Arial" style:font-family-complex="Arial" fo:background-color="transparent" style:use-window-font-color="true"/>
    </style:style>
    <style:style style:name="T20" style:family="text">
      <style:text-properties fo:font-size="12.00pt" fo:font-weight="normal" fo:font-family="Arial" style:font-family-asian="Arial" style:font-family-complex="Arial" fo:background-color="transparent" style:use-window-font-color="true" fo:font-style="italic"/>
    </style:style>
    <style:style style:name="T21" style:family="text">
      <style:text-properties fo:font-size="12.00pt" fo:font-weight="normal" fo:font-family="Arial" style:font-family-asian="Arial" style:font-family-complex="Arial"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9" style:family="text">
      <style:text-properties fo:font-size="12.00pt" fo:font-weight="normal" fo:font-family="Arial" style:font-family-asian="Arial" style:font-family-complex="Arial"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8.00pt" fo:font-weight="normal"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8.00pt" fo:font-weight="bold" fo:font-family="'Liberation Serif'" style:font-family-asian="'Liberation Serif'" style:font-family-complex="'Liberation Serif'" fo:background-color="transparent" style:use-window-font-color="true"/>
    </style:style>
    <style:style style:name="T34" style:family="text">
      <style:text-properties fo:font-size="14.00pt" fo:font-weight="bold" fo:font-family="Arial" style:font-family-asian="Arial" style:font-family-complex="Arial" fo:background-color="transparent" style:use-window-font-color="true" fo:font-style="italic"/>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8.00pt" fo:font-weight="bold" fo:font-family="'Liberation Serif'" style:font-family-asian="'Liberation Serif'" style:font-family-complex="'Liberation Serif'" fo:background-color="transparent" style:use-window-font-color="true"/>
    </style:style>
    <style:style style:name="T37" style:family="text">
      <style:text-properties fo:font-size="12.00pt" fo:font-weight="normal" fo:font-family="Arial" style:font-family-asian="Arial" style:font-family-complex="Arial" fo:background-color="transparent" style:use-window-font-color="true"/>
    </style:style>
    <style:style style:name="T38" style:family="text">
      <style:text-properties fo:font-size="12.00pt" fo:font-weight="normal" fo:font-family="Arial" style:font-family-asian="Arial" style:font-family-complex="Arial" fo:background-color="transparent" style:use-window-font-color="true" fo:font-style="italic"/>
    </style:style>
    <style:style style:name="T39" style:family="text">
      <style:text-properties fo:font-size="12.00pt" fo:font-weight="normal" fo:font-family="Arial" style:font-family-asian="Arial" style:font-family-complex="Arial" fo:background-color="transparent" style:use-window-font-color="true"/>
    </style:style>
    <style:style style:name="T40" style:family="text">
      <style:text-properties fo:font-size="12.00pt" fo:font-weight="normal" fo:font-family="Arial" style:font-family-asian="Arial" style:font-family-complex="Arial" fo:background-color="transparent" style:use-window-font-color="true" fo:font-style="italic"/>
    </style:style>
    <style:style style:name="T41" style:family="text">
      <style:text-properties fo:font-size="12.00pt" fo:font-weight="normal" fo:font-family="Arial" style:font-family-asian="Arial" style:font-family-complex="Arial" fo:background-color="transparent" style:use-window-font-color="true"/>
    </style:style>
    <style:style style:name="T42" style:family="text">
      <style:text-properties fo:font-size="12.00pt" fo:font-weight="normal" fo:font-family="Arial" style:font-family-asian="Arial" style:font-family-complex="Arial" fo:background-color="transparent" style:use-window-font-color="true" fo:font-style="italic"/>
    </style:style>
    <style:style style:name="T43" style:family="text">
      <style:text-properties fo:font-size="12.00pt" fo:font-weight="normal" fo:font-family="Arial" style:font-family-asian="Arial" style:font-family-complex="Arial" fo:background-color="transparent" style:use-window-font-color="true"/>
    </style:style>
    <style:style style:name="T44" style:family="text">
      <style:text-properties fo:font-size="12.00pt" fo:font-weight="normal" fo:font-family="Arial" style:font-family-asian="Arial" style:font-family-complex="Arial" fo:background-color="transparent" style:use-window-font-color="true" fo:font-style="italic"/>
    </style:style>
    <style:style style:name="T45" style:family="text">
      <style:text-properties fo:font-size="12.00pt" fo:font-weight="normal" fo:font-family="Arial" style:font-family-asian="Arial" style:font-family-complex="Arial"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8" style:family="text">
      <style:text-properties fo:font-size="12.00pt" fo:font-weight="normal" fo:font-family="Arial" style:font-family-asian="Arial" style:font-family-complex="Arial"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8.00pt" fo:font-weight="normal" fo:font-family="'Liberation Serif'" style:font-family-asian="'Liberation Serif'" style:font-family-complex="'Liberation Serif'" fo:background-color="transparent" style:use-window-font-color="true" fo:font-style="italic"/>
    </style:style>
    <style:style style:name="T51" style:family="text">
      <style:text-properties fo:font-size="14.00pt" fo:font-weight="bold" fo:font-family="Arial" style:font-family-asian="Arial" style:font-family-complex="Arial" fo:background-color="transparent" style:use-window-font-color="true"/>
    </style:style>
    <style:style style:name="T52" style:family="text">
      <style:text-properties fo:font-size="18.00pt" fo:font-weight="bold" fo:font-family="'Liberation Serif'" style:font-family-asian="'Liberation Serif'" style:font-family-complex="'Liberation Serif'" fo:background-color="transparent" style:use-window-font-color="true"/>
    </style:style>
    <style:style style:name="T53" style:family="text">
      <style:text-properties fo:font-size="12.00pt" fo:font-weight="normal" fo:font-family="Arial" style:font-family-asian="Arial" style:font-family-complex="Arial" fo:background-color="transparent" style:use-window-font-color="true"/>
    </style:style>
    <style:style style:name="T54" style:family="text">
      <style:text-properties fo:font-size="12.00pt" fo:font-weight="normal" fo:font-family="Arial" style:font-family-asian="Arial" style:font-family-complex="Arial" fo:background-color="transparent" style:use-window-font-color="true" fo:font-style="italic"/>
    </style:style>
    <style:style style:name="T55" style:family="text">
      <style:text-properties fo:font-size="12.00pt" fo:font-weight="normal" fo:font-family="Arial" style:font-family-asian="Arial" style:font-family-complex="Arial" fo:background-color="transparent" style:use-window-font-color="true"/>
    </style:style>
    <style:style style:name="T56" style:family="text">
      <style:text-properties fo:font-size="12.00pt" fo:font-weight="normal" fo:font-family="Arial" style:font-family-asian="Arial" style:font-family-complex="Arial" fo:background-color="transparent" style:use-window-font-color="true" fo:font-style="italic"/>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8.00pt" fo:font-weight="normal" fo:font-family="'Liberation Serif'" style:font-family-asian="'Liberation Serif'" style:font-family-complex="'Liberation Serif'" fo:background-color="transparent" style:use-window-font-color="true"/>
    </style:style>
    <style:style style:name="T59" style:family="text">
      <style:text-properties fo:font-size="14.00pt" fo:font-weight="bold" fo:font-family="Arial" style:font-family-asian="Arial" style:font-family-complex="Arial" fo:background-color="transparent" style:use-window-font-color="true" fo:font-style="italic"/>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8.00pt" fo:font-weight="bold" fo:font-family="Arial" style:font-family-asian="Arial" style:font-family-complex="Arial" fo:background-color="transparent" style:use-window-font-color="true" fo:font-style="italic"/>
    </style:style>
    <style:style style:name="T62" style:family="text">
      <style:text-properties fo:font-size="12.00pt" fo:font-weight="normal" fo:font-family="Arial" style:font-family-asian="Arial" style:font-family-complex="Arial" fo:background-color="transparent" style:use-window-font-color="true" fo:font-style="italic"/>
    </style:style>
    <style:style style:name="T63" style:family="text">
      <style:text-properties fo:font-size="12.00pt" fo:font-weight="normal" fo:font-family="Arial" style:font-family-asian="Arial" style:font-family-complex="Arial" fo:background-color="transparent" style:use-window-font-color="true"/>
    </style:style>
    <style:style style:name="T64" style:family="text">
      <style:text-properties fo:font-size="12.00pt" fo:font-weight="bold" fo:font-family="Arial" style:font-family-asian="Arial" style:font-family-complex="Arial" fo:background-color="transparent" style:use-window-font-color="true" fo:font-style="italic"/>
    </style:style>
    <style:style style:name="T65" style:family="text">
      <style:text-properties fo:font-size="12.00pt" fo:font-weight="normal"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8.00pt" fo:font-weight="normal" fo:font-family="Arial" style:font-family-asian="Arial" style:font-family-complex="Arial" fo:background-color="transparent" style:use-window-font-color="true"/>
    </style:style>
    <style:style style:name="T68" style:family="text">
      <style:text-properties fo:font-size="14.00pt" fo:font-weight="bold" fo:font-family="Arial" style:font-family-asian="Arial" style:font-family-complex="Arial" fo:background-color="transparent" style:use-window-font-color="true" fo:font-style="italic"/>
    </style:style>
    <style:style style:name="T69" style:family="text">
      <style:text-properties fo:font-size="18.00pt" fo:font-weight="bold" fo:font-family="Arial" style:font-family-asian="Arial" style:font-family-complex="Arial" fo:background-color="transparent" style:use-window-font-color="true"/>
    </style:style>
    <style:style style:name="T70" style:family="text">
      <style:text-properties fo:font-size="12.00pt" fo:font-weight="normal" fo:font-family="Arial" style:font-family-asian="Arial" style:font-family-complex="Arial" fo:background-color="transparent" style:use-window-font-color="true" fo:font-style="italic"/>
    </style:style>
    <style:style style:name="T71" style:family="text">
      <style:text-properties fo:font-size="12.00pt" fo:font-weight="normal" fo:font-family="Arial" style:font-family-asian="Arial" style:font-family-complex="Arial"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bold" fo:font-family="Arial" style:font-family-asian="Arial" style:font-family-complex="Arial"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Arial" style:font-family-asian="Arial" style:font-family-complex="Arial"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Arial" style:font-family-asian="Arial" style:font-family-complex="Arial"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0.00pt" fo:font-weight="normal" fo:font-family="Arial" style:font-family-asian="Arial" style:font-family-complex="Aria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Arial" style:font-family-asian="Arial" style:font-family-complex="Arial"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Arial" style:font-family-asian="Arial" style:font-family-complex="Arial"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Arial" style:font-family-asian="Arial" style:font-family-complex="Arial"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Arial" style:font-family-asian="Arial" style:font-family-complex="Arial"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Arial" style:font-family-asian="Arial" style:font-family-complex="Arial" fo:background-color="transparent" style:use-window-font-color="true"/>
    </style:style>
    <style:style style:name="T92" style:family="text">
      <style:text-properties fo:font-size="12.00pt" fo:font-weight="normal" fo:font-family="Arial" style:font-family-asian="Arial" style:font-family-complex="Arial" fo:background-color="transparent" style:use-window-font-color="true" fo:font-style="italic"/>
    </style:style>
    <style:style style:name="T93" style:family="text">
      <style:text-properties fo:font-size="12.00pt" fo:font-weight="normal" fo:font-family="Arial" style:font-family-asian="Arial" style:font-family-complex="Arial" fo:background-color="transparent" style:use-window-font-color="true"/>
    </style:style>
    <style:style style:name="T94" style:family="text">
      <style:text-properties fo:font-size="12.00pt" fo:font-weight="normal" fo:font-family="Arial" style:font-family-asian="Arial" style:font-family-complex="Arial" fo:background-color="transparent" style:use-window-font-color="true" fo:font-style="italic"/>
    </style:style>
    <style:style style:name="T95" style:family="text">
      <style:text-properties fo:font-size="12.00pt" fo:font-weight="normal" fo:font-family="Arial" style:font-family-asian="Arial" style:font-family-complex="Arial"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0.00pt" fo:font-weight="normal" fo:font-family="Arial" style:font-family-asian="Arial" style:font-family-complex="Arial" fo:background-color="transparent" style:use-window-font-color="true" fo:font-style="italic"/>
    </style:style>
    <style:style style:name="T98" style:family="text">
      <style:text-properties fo:font-size="10.00pt" fo:font-weight="normal" fo:font-family="Arial" style:font-family-asian="Arial" style:font-family-complex="Arial" fo:background-color="transparent" style:use-window-font-color="true"/>
    </style:style>
    <style:style style:name="T99" style:family="text">
      <style:text-properties fo:font-size="10.00pt" fo:font-weight="normal" fo:font-family="Arial" style:font-family-asian="Arial" style:font-family-complex="Arial" fo:background-color="transparent" style:use-window-font-color="true" fo:font-style="italic"/>
    </style:style>
    <style:style style:name="T100" style:family="text">
      <style:text-properties fo:font-size="10.00pt" fo:font-weight="normal" fo:font-family="Arial" style:font-family-asian="Arial" style:font-family-complex="Arial" fo:background-color="transparent" style:use-window-font-color="true"/>
    </style:style>
    <style:style style:name="T101" style:family="text">
      <style:text-properties fo:font-size="10.00pt" fo:font-weight="normal" fo:font-family="Arial" style:font-family-asian="Arial" style:font-family-complex="Arial" fo:background-color="transparent" style:use-window-font-color="true" fo:font-style="italic"/>
    </style:style>
    <style:style style:name="T102" style:family="text">
      <style:text-properties fo:font-size="10.00pt" fo:font-weight="normal" fo:font-family="Arial" style:font-family-asian="Arial" style:font-family-complex="Arial"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Arial" style:font-family-asian="Arial" style:font-family-complex="Arial"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fo:font-family="Arial" style:font-family-asian="Arial" style:font-family-complex="Arial"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fo:font-family="Arial" style:font-family-asian="Arial" style:font-family-complex="Arial"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fo:font-family="Arial" style:font-family-asian="Arial" style:font-family-complex="Arial"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fo:font-family="Arial" style:font-family-asian="Arial" style:font-family-complex="Arial"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4.00pt" fo:font-weight="bold" fo:font-family="Arial" style:font-family-asian="Arial" style:font-family-complex="Arial"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4.00pt" fo:font-weight="normal" fo:font-family="Arial" style:font-family-asian="Arial" style:font-family-complex="Arial" fo:background-color="transparent" style:use-window-font-color="true"/>
    </style:style>
    <style:style style:name="T117" style:family="text">
      <style:text-properties fo:font-size="12.00pt" fo:font-weight="normal" fo:font-family="Arial" style:font-family-asian="Arial" style:font-family-complex="Arial"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Arial" style:font-family-asian="Arial" style:font-family-complex="Arial" fo:background-color="transparent" style:use-window-font-color="true"/>
    </style:style>
    <style:style style:name="T120" style:family="text">
      <style:text-properties fo:font-size="12.00pt" fo:font-weight="normal" fo:font-family="Arial" style:font-family-asian="Arial" style:font-family-complex="Arial" fo:background-color="transparent" style:use-window-font-color="true" fo:font-style="italic"/>
    </style:style>
    <style:style style:name="T121" style:family="text">
      <style:text-properties fo:font-size="12.00pt" fo:font-weight="normal" fo:font-family="Arial" style:font-family-asian="Arial" style:font-family-complex="Arial" fo:background-color="transparent" style:use-window-font-color="true"/>
    </style:style>
    <style:style style:name="T122" style:family="text">
      <style:text-properties fo:font-size="12.00pt" fo:font-weight="normal" fo:font-family="Arial" style:font-family-asian="Arial" style:font-family-complex="Arial" fo:background-color="transparent" style:use-window-font-color="true" fo:font-style="italic"/>
    </style:style>
    <style:style style:name="T123" style:family="text">
      <style:text-properties fo:font-size="12.00pt" fo:font-weight="normal" fo:font-family="Arial" style:font-family-asian="Arial" style:font-family-complex="Arial"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Arial" style:font-family-asian="Arial" style:font-family-complex="Arial"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Arial" style:font-family-asian="Arial" style:font-family-complex="Arial" fo:background-color="transparent" style:use-window-font-color="true"/>
    </style:style>
    <style:style style:name="T128" style:family="text">
      <style:text-properties fo:font-size="12.00pt" fo:font-weight="normal" fo:font-family="Arial" style:font-family-asian="Arial" style:font-family-complex="Arial" fo:background-color="transparent" style:use-window-font-color="true" fo:font-style="italic"/>
    </style:style>
    <style:style style:name="T129" style:family="text">
      <style:text-properties fo:font-size="12.00pt" fo:font-weight="normal" fo:font-family="Arial" style:font-family-asian="Arial" style:font-family-complex="Arial" fo:background-color="transparent" style:use-window-font-color="true"/>
    </style:style>
    <style:style style:name="T130" style:family="text">
      <style:text-properties fo:font-size="12.00pt" fo:font-weight="normal" fo:font-family="Arial" style:font-family-asian="Arial" style:font-family-complex="Arial" fo:background-color="transparent" style:use-window-font-color="true" fo:font-style="italic"/>
    </style:style>
    <style:style style:name="T131" style:family="text">
      <style:text-properties fo:font-size="12.00pt" fo:font-weight="normal" fo:font-family="Arial" style:font-family-asian="Arial" style:font-family-complex="Arial" fo:background-color="transparent" style:use-window-font-color="true"/>
    </style:style>
    <style:style style:name="T132" style:family="text">
      <style:text-properties fo:font-size="12.00pt" fo:font-weight="normal" fo:font-family="Arial" style:font-family-asian="Arial" style:font-family-complex="Arial" fo:background-color="transparent" style:use-window-font-color="true" fo:font-style="italic"/>
    </style:style>
    <style:style style:name="T133" style:family="text">
      <style:text-properties fo:font-size="12.00pt" fo:font-weight="normal" fo:font-family="Arial" style:font-family-asian="Arial" style:font-family-complex="Arial" fo:background-color="transparent" style:use-window-font-color="true"/>
    </style:style>
    <style:style style:name="T134" style:family="text">
      <style:text-properties fo:font-size="12.00pt" fo:font-weight="normal" fo:font-family="Arial" style:font-family-asian="Arial" style:font-family-complex="Arial" fo:background-color="transparent" style:use-window-font-color="true" fo:font-style="italic"/>
    </style:style>
    <style:style style:name="T135" style:family="text">
      <style:text-properties fo:font-size="12.00pt" fo:font-weight="normal" fo:font-family="Arial" style:font-family-asian="Arial" style:font-family-complex="Arial"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2.00pt" fo:font-weight="normal" fo:font-family="Arial" style:font-family-asian="Arial" style:font-family-complex="Arial"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normal" fo:font-family="Arial" style:font-family-asian="Arial" style:font-family-complex="Arial" fo:background-color="transparent" style:use-window-font-color="true"/>
    </style:style>
    <style:style style:name="T140" style:family="text">
      <style:text-properties fo:font-size="10.00pt" fo:font-weight="bold" fo:font-family="Arial" style:font-family-asian="Arial" style:font-family-complex="Arial" fo:background-color="transparent" style:use-window-font-color="true"/>
    </style:style>
    <style:style style:name="T141" style:family="text">
      <style:text-properties fo:font-size="10.00pt" fo:font-weight="normal" fo:font-family="Arial" style:font-family-asian="Arial" style:font-family-complex="Arial" fo:background-color="transparent" style:use-window-font-color="true"/>
    </style:style>
    <style:style style:name="T142" style:family="text">
      <style:text-properties fo:font-size="10.00pt" fo:font-weight="normal" fo:font-family="Arial" style:font-family-asian="Arial" style:font-family-complex="Arial" fo:background-color="transparent" style:use-window-font-color="true" fo:font-style="italic"/>
    </style:style>
    <style:style style:name="T143" style:family="text">
      <style:text-properties fo:font-size="10.00pt" fo:font-weight="normal" fo:font-family="Arial" style:font-family-asian="Arial" style:font-family-complex="Arial" fo:background-color="transparent" style:use-window-font-color="true"/>
    </style:style>
    <style:style style:name="T144" style:family="text">
      <style:text-properties fo:font-size="10.00pt" fo:font-weight="normal" fo:font-family="Arial" style:font-family-asian="Arial" style:font-family-complex="Arial" fo:background-color="transparent" style:use-window-font-color="true" fo:font-style="italic"/>
    </style:style>
    <style:style style:name="T145" style:family="text">
      <style:text-properties fo:font-size="10.00pt" fo:font-weight="normal" fo:font-family="Arial" style:font-family-asian="Arial" style:font-family-complex="Arial" fo:background-color="transparent" style:use-window-font-color="true"/>
    </style:style>
    <style:style style:name="T146" style:family="text">
      <style:text-properties fo:font-size="10.00pt" fo:font-weight="normal" fo:font-family="Arial" style:font-family-asian="Arial" style:font-family-complex="Arial" fo:background-color="transparent" style:use-window-font-color="true" fo:font-style="italic"/>
    </style:style>
    <style:style style:name="T147" style:family="text">
      <style:text-properties fo:font-size="10.00pt" fo:font-weight="normal" fo:font-family="Arial" style:font-family-asian="Arial" style:font-family-complex="Arial"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0.00pt" fo:font-weight="bold" fo:font-family="Arial" style:font-family-asian="Arial" style:font-family-complex="Arial" fo:background-color="transparent" style:use-window-font-color="true"/>
    </style:style>
    <style:style style:name="T150" style:family="text">
      <style:text-properties fo:font-size="10.00pt" fo:font-weight="normal" fo:font-family="Arial" style:font-family-asian="Arial" style:font-family-complex="Arial" fo:background-color="transparent" style:use-window-font-color="true"/>
    </style:style>
    <style:style style:name="T151" style:family="text">
      <style:text-properties fo:font-size="10.00pt" fo:font-weight="normal" fo:font-family="Arial" style:font-family-asian="Arial" style:font-family-complex="Arial" fo:background-color="transparent" style:use-window-font-color="true" fo:font-style="italic"/>
    </style:style>
    <style:style style:name="T152" style:family="text">
      <style:text-properties fo:font-size="10.00pt" fo:font-weight="normal" fo:font-family="Arial" style:font-family-asian="Arial" style:font-family-complex="Arial" fo:background-color="transparent" style:use-window-font-color="true"/>
    </style:style>
    <style:style style:name="T153" style:family="text">
      <style:text-properties fo:font-size="10.00pt" fo:font-weight="normal" fo:font-family="Arial" style:font-family-asian="Arial" style:font-family-complex="Arial" fo:background-color="transparent" style:use-window-font-color="true" fo:font-style="italic"/>
    </style:style>
    <style:style style:name="T154" style:family="text">
      <style:text-properties fo:font-size="10.00pt" fo:font-weight="normal" fo:font-family="Arial" style:font-family-asian="Arial" style:font-family-complex="Arial" fo:background-color="transparent" style:use-window-font-color="true"/>
    </style:style>
    <style:style style:name="T155" style:family="text">
      <style:text-properties fo:font-size="10.00pt" fo:font-weight="normal" fo:font-family="Arial" style:font-family-asian="Arial" style:font-family-complex="Arial" fo:background-color="transparent" style:use-window-font-color="true" fo:font-style="italic"/>
    </style:style>
    <style:style style:name="T156" style:family="text">
      <style:text-properties fo:font-size="10.00pt" fo:font-weight="normal" fo:font-family="Arial" style:font-family-asian="Arial" style:font-family-complex="Arial"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0.00pt" fo:font-weight="bold" fo:font-family="Arial" style:font-family-asian="Arial" style:font-family-complex="Arial" fo:background-color="transparent" style:use-window-font-color="true"/>
    </style:style>
    <style:style style:name="T159" style:family="text">
      <style:text-properties fo:font-size="10.00pt" fo:font-weight="normal" fo:font-family="Arial" style:font-family-asian="Arial" style:font-family-complex="Arial"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0.00pt" fo:font-weight="bold" fo:font-family="Arial" style:font-family-asian="Arial" style:font-family-complex="Arial" fo:background-color="transparent" style:use-window-font-color="true"/>
    </style:style>
    <style:style style:name="T162" style:family="text">
      <style:text-properties fo:font-size="10.00pt" fo:font-weight="normal" fo:font-family="Arial" style:font-family-asian="Arial" style:font-family-complex="Arial" fo:background-color="transparent" style:use-window-font-color="true"/>
    </style:style>
    <style:style style:name="T163" style:family="text">
      <style:text-properties fo:font-size="10.00pt" fo:font-weight="normal" fo:font-family="Arial" style:font-family-asian="Arial" style:font-family-complex="Arial" fo:background-color="transparent" style:use-window-font-color="true" fo:font-style="italic"/>
    </style:style>
    <style:style style:name="T164" style:family="text">
      <style:text-properties fo:font-size="10.00pt" fo:font-weight="normal" fo:font-family="Arial" style:font-family-asian="Arial" style:font-family-complex="Arial" fo:background-color="transparent" style:use-window-font-color="true"/>
    </style:style>
    <style:style style:name="T165" style:family="text">
      <style:text-properties fo:font-size="10.00pt" fo:font-weight="normal" fo:font-family="Arial" style:font-family-asian="Arial" style:font-family-complex="Arial" fo:background-color="transparent" style:use-window-font-color="true" fo:font-style="italic"/>
    </style:style>
    <style:style style:name="T166" style:family="text">
      <style:text-properties fo:font-size="10.00pt" fo:font-weight="normal" fo:font-family="Arial" style:font-family-asian="Arial" style:font-family-complex="Arial" fo:background-color="transparent" style:use-window-font-color="true"/>
    </style:style>
    <style:style style:name="T167" style:family="text">
      <style:text-properties fo:font-size="10.00pt" fo:font-weight="normal" fo:font-family="Arial" style:font-family-asian="Arial" style:font-family-complex="Arial" fo:background-color="transparent" style:use-window-font-color="true" fo:font-style="italic"/>
    </style:style>
    <style:style style:name="T168" style:family="text">
      <style:text-properties fo:font-size="10.00pt" fo:font-weight="normal" fo:font-family="Arial" style:font-family-asian="Arial" style:font-family-complex="Arial"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0.00pt" fo:font-weight="bold" fo:font-family="Arial" style:font-family-asian="Arial" style:font-family-complex="Arial" fo:background-color="transparent" style:use-window-font-color="true"/>
    </style:style>
    <style:style style:name="T171" style:family="text">
      <style:text-properties fo:font-size="10.00pt" fo:font-weight="normal" fo:font-family="Arial" style:font-family-asian="Arial" style:font-family-complex="Arial"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0.00pt" fo:font-weight="bold" fo:font-family="Arial" style:font-family-asian="Arial" style:font-family-complex="Arial" fo:background-color="transparent" style:use-window-font-color="true"/>
    </style:style>
    <style:style style:name="T174" style:family="text">
      <style:text-properties fo:font-size="10.00pt" fo:font-weight="normal" fo:font-family="Arial" style:font-family-asian="Arial" style:font-family-complex="Arial" fo:background-color="transparent" style:use-window-font-color="true"/>
    </style:style>
    <style:style style:name="T175" style:family="text">
      <style:text-properties fo:font-size="10.00pt" fo:font-weight="normal" fo:font-family="Arial" style:font-family-asian="Arial" style:font-family-complex="Arial" fo:background-color="transparent" style:use-window-font-color="true" fo:font-style="italic"/>
    </style:style>
    <style:style style:name="T176" style:family="text">
      <style:text-properties fo:font-size="10.00pt" fo:font-weight="normal" fo:font-family="Arial" style:font-family-asian="Arial" style:font-family-complex="Arial"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0.00pt" fo:font-weight="bold" fo:font-family="Arial" style:font-family-asian="Arial" style:font-family-complex="Arial" fo:background-color="transparent" style:use-window-font-color="true"/>
    </style:style>
    <style:style style:name="T179" style:family="text">
      <style:text-properties fo:font-size="10.00pt" fo:font-weight="normal" fo:font-family="Arial" style:font-family-asian="Arial" style:font-family-complex="Arial" fo:background-color="transparent" style:use-window-font-color="true"/>
    </style:style>
    <style:style style:name="T180" style:family="text">
      <style:text-properties fo:font-size="10.00pt" fo:font-weight="normal" fo:font-family="Arial" style:font-family-asian="Arial" style:font-family-complex="Arial" fo:background-color="transparent" style:use-window-font-color="true" fo:font-style="italic"/>
    </style:style>
    <style:style style:name="T181" style:family="text">
      <style:text-properties fo:font-size="10.00pt" fo:font-weight="normal" fo:font-family="Arial" style:font-family-asian="Arial" style:font-family-complex="Arial" fo:background-color="transparent" style:use-window-font-color="true"/>
    </style:style>
    <style:style style:name="T182" style:family="text">
      <style:text-properties fo:font-size="10.00pt" fo:font-weight="normal" fo:font-family="Arial" style:font-family-asian="Arial" style:font-family-complex="Arial" fo:background-color="transparent" style:use-window-font-color="true" fo:font-style="italic"/>
    </style:style>
    <style:style style:name="T183" style:family="text">
      <style:text-properties fo:font-size="10.00pt" fo:font-weight="normal" fo:font-family="Arial" style:font-family-asian="Arial" style:font-family-complex="Arial"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0.00pt" fo:font-weight="bold" fo:font-family="Arial" style:font-family-asian="Arial" style:font-family-complex="Arial" fo:background-color="transparent" style:use-window-font-color="true"/>
    </style:style>
    <style:style style:name="T186" style:family="text">
      <style:text-properties fo:font-size="10.00pt" fo:font-weight="normal" fo:font-family="Arial" style:font-family-asian="Arial" style:font-family-complex="Arial"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0.00pt" fo:font-weight="bold" fo:font-family="Arial" style:font-family-asian="Arial" style:font-family-complex="Arial" fo:background-color="transparent" style:use-window-font-color="true"/>
    </style:style>
    <style:style style:name="T189" style:family="text">
      <style:text-properties fo:font-size="10.00pt" fo:font-weight="normal" fo:font-family="Arial" style:font-family-asian="Arial" style:font-family-complex="Arial"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0.00pt" fo:font-weight="bold" fo:font-family="Arial" style:font-family-asian="Arial" style:font-family-complex="Arial" fo:background-color="transparent" style:use-window-font-color="true"/>
    </style:style>
    <style:style style:name="T192" style:family="text">
      <style:text-properties fo:font-size="10.00pt" fo:font-weight="normal" fo:font-family="Arial" style:font-family-asian="Arial" style:font-family-complex="Arial" fo:background-color="transparent" style:use-window-font-color="true"/>
    </style:style>
    <style:style style:name="T193" style:family="text">
      <style:text-properties fo:font-size="10.00pt" fo:font-weight="normal" fo:font-family="Arial" style:font-family-asian="Arial" style:font-family-complex="Arial" fo:background-color="transparent" style:use-window-font-color="true" fo:font-style="italic"/>
    </style:style>
    <style:style style:name="T194" style:family="text">
      <style:text-properties fo:font-size="10.00pt" fo:font-weight="normal" fo:font-family="Arial" style:font-family-asian="Arial" style:font-family-complex="Arial"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4.00pt" fo:font-weight="bold" fo:font-family="Arial" style:font-family-asian="Arial" style:font-family-complex="Arial"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bold" fo:font-family="Arial" style:font-family-asian="Arial" style:font-family-complex="Arial" fo:background-color="transparent" style:use-window-font-color="true"/>
    </style:style>
    <style:style style:name="T199" style:family="text">
      <style:text-properties fo:font-size="12.00pt" fo:font-weight="normal" fo:font-family="Arial" style:font-family-asian="Arial" style:font-family-complex="Arial" fo:background-color="transparent" style:use-window-font-color="true"/>
    </style:style>
    <style:style style:name="T200" style:family="text">
      <style:text-properties fo:font-size="12.00pt" fo:font-weight="normal" fo:font-family="Arial" style:font-family-asian="Arial" style:font-family-complex="Arial" fo:background-color="transparent" style:use-window-font-color="true" fo:font-style="italic"/>
    </style:style>
    <style:style style:name="T201" style:family="text">
      <style:text-properties fo:font-size="12.00pt" fo:font-weight="normal" fo:font-family="Arial" style:font-family-asian="Arial" style:font-family-complex="Arial"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0.00pt" fo:font-weight="normal" fo:font-family="Arial" style:font-family-asian="Arial" style:font-family-complex="Arial"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Arial" style:font-family-asian="Arial" style:font-family-complex="Arial" fo:background-color="transparent" style:use-window-font-color="true"/>
    </style:style>
    <style:style style:name="T206" style:family="text">
      <style:text-properties fo:font-size="12.00pt" fo:font-weight="normal" fo:font-family="Arial" style:font-family-asian="Arial" style:font-family-complex="Arial" fo:background-color="transparent" style:use-window-font-color="true" fo:font-style="italic"/>
    </style:style>
    <style:style style:name="T207" style:family="text">
      <style:text-properties fo:font-size="12.00pt" fo:font-weight="normal" fo:font-family="Arial" style:font-family-asian="Arial" style:font-family-complex="Arial" fo:background-color="transparent" style:use-window-font-color="true"/>
    </style:style>
    <style:style style:name="T208" style:family="text">
      <style:text-properties fo:font-size="12.00pt" fo:font-weight="normal" fo:font-family="Arial" style:font-family-asian="Arial" style:font-family-complex="Arial" fo:background-color="transparent" style:use-window-font-color="true" fo:font-style="italic"/>
    </style:style>
    <style:style style:name="T209" style:family="text">
      <style:text-properties fo:font-size="12.00pt" fo:font-weight="normal" fo:font-family="Arial" style:font-family-asian="Arial" style:font-family-complex="Arial" fo:background-color="transparent" style:use-window-font-color="true"/>
    </style:style>
    <style:style style:name="T210" style:family="text">
      <style:text-properties fo:font-size="12.00pt" fo:font-weight="normal" fo:font-family="Arial" style:font-family-asian="Arial" style:font-family-complex="Arial" fo:background-color="transparent" style:use-window-font-color="true" fo:font-style="italic"/>
    </style:style>
    <style:style style:name="T211" style:family="text">
      <style:text-properties fo:font-size="12.00pt" fo:font-weight="normal" fo:font-family="Arial" style:font-family-asian="Arial" style:font-family-complex="Arial" fo:background-color="transparent" style:use-window-font-color="true"/>
    </style:style>
    <style:style style:name="T212" style:family="text">
      <style:text-properties fo:font-size="12.00pt" fo:font-weight="normal" fo:font-family="Arial" style:font-family-asian="Arial" style:font-family-complex="Arial" fo:background-color="transparent" style:use-window-font-color="true" fo:font-style="italic"/>
    </style:style>
    <style:style style:name="T213" style:family="text">
      <style:text-properties fo:font-size="12.00pt" fo:font-weight="normal" fo:font-family="Arial" style:font-family-asian="Arial" style:font-family-complex="Arial" fo:background-color="transparent" style:use-window-font-color="true"/>
    </style:style>
    <style:style style:name="T214" style:family="text">
      <style:text-properties fo:font-size="12.00pt" fo:font-weight="normal" fo:font-family="Arial" style:font-family-asian="Arial" style:font-family-complex="Arial" fo:background-color="transparent" style:use-window-font-color="true" fo:font-style="italic"/>
    </style:style>
    <style:style style:name="T215" style:family="text">
      <style:text-properties fo:font-size="12.00pt" fo:font-weight="normal" fo:font-family="Arial" style:font-family-asian="Arial" style:font-family-complex="Arial" fo:background-color="transparent" style:use-window-font-color="true"/>
    </style:style>
    <style:style style:name="T216" style:family="text">
      <style:text-properties fo:font-size="12.00pt" fo:font-weight="normal" fo:font-family="Arial" style:font-family-asian="Arial" style:font-family-complex="Arial" fo:background-color="transparent" style:use-window-font-color="true" fo:font-style="italic"/>
    </style:style>
    <style:style style:name="T217" style:family="text">
      <style:text-properties fo:font-size="12.00pt" fo:font-weight="normal" fo:font-family="Arial" style:font-family-asian="Arial" style:font-family-complex="Arial" fo:background-color="transparent" style:use-window-font-color="true"/>
    </style:style>
    <style:style style:name="T218" style:family="text">
      <style:text-properties fo:font-size="12.00pt" fo:font-weight="normal" fo:font-family="Arial" style:font-family-asian="Arial" style:font-family-complex="Arial" fo:background-color="transparent" style:use-window-font-color="true" fo:font-style="italic"/>
    </style:style>
    <style:style style:name="T219" style:family="text">
      <style:text-properties fo:font-size="12.00pt" fo:font-weight="normal" fo:font-family="Arial" style:font-family-asian="Arial" style:font-family-complex="Arial" fo:background-color="transparent" style:use-window-font-color="true"/>
    </style:style>
    <style:style style:name="T220" style:family="text">
      <style:text-properties fo:font-size="12.00pt" fo:font-weight="normal" fo:font-family="Arial" style:font-family-asian="Arial" style:font-family-complex="Arial" fo:background-color="transparent" style:use-window-font-color="true" fo:font-style="italic"/>
    </style:style>
    <style:style style:name="T221" style:family="text">
      <style:text-properties fo:font-size="12.00pt" fo:font-weight="normal" fo:font-family="Arial" style:font-family-asian="Arial" style:font-family-complex="Arial" fo:background-color="transparent" style:use-window-font-color="true"/>
    </style:style>
    <style:style style:name="T222" style:family="text">
      <style:text-properties fo:font-size="12.00pt" fo:font-weight="normal" fo:font-family="Arial" style:font-family-asian="Arial" style:font-family-complex="Arial" fo:background-color="transparent" style:use-window-font-color="true" fo:font-style="italic"/>
    </style:style>
    <style:style style:name="T223" style:family="text">
      <style:text-properties fo:font-size="12.00pt" fo:font-weight="normal" fo:font-family="Arial" style:font-family-asian="Arial" style:font-family-complex="Arial"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normal" fo:font-family="Arial" style:font-family-asian="Arial" style:font-family-complex="Arial" fo:background-color="transparent" style:use-window-font-color="true"/>
    </style:style>
    <style:style style:name="T226" style:family="text">
      <style:text-properties fo:font-size="12.00pt" fo:font-weight="normal" fo:font-family="Arial" style:font-family-asian="Arial" style:font-family-complex="Arial" fo:background-color="transparent" style:use-window-font-color="true" fo:font-style="italic"/>
    </style:style>
    <style:style style:name="T227" style:family="text">
      <style:text-properties fo:font-size="12.00pt" fo:font-weight="normal" fo:font-family="Arial" style:font-family-asian="Arial" style:font-family-complex="Arial"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fo:font-family="Arial" style:font-family-asian="Arial" style:font-family-complex="Arial" fo:background-color="transparent" style:use-window-font-color="true"/>
    </style:style>
    <style:style style:name="T230" style:family="text">
      <style:text-properties fo:font-size="12.00pt" fo:font-weight="normal" fo:font-family="Arial" style:font-family-asian="Arial" style:font-family-complex="Arial" fo:background-color="transparent" style:use-window-font-color="true" fo:font-style="italic"/>
    </style:style>
    <style:style style:name="T231" style:family="text">
      <style:text-properties fo:font-size="12.00pt" fo:font-weight="normal" fo:font-family="Arial" style:font-family-asian="Arial" style:font-family-complex="Arial"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normal" fo:font-family="Arial" style:font-family-asian="Arial" style:font-family-complex="Arial" fo:background-color="transparent" style:use-window-font-color="true"/>
    </style:style>
    <style:style style:name="T234" style:family="text">
      <style:text-properties fo:font-size="12.00pt" fo:font-weight="normal" fo:font-family="Arial" style:font-family-asian="Arial" style:font-family-complex="Arial" fo:background-color="transparent" style:use-window-font-color="true" fo:font-style="italic"/>
    </style:style>
    <style:style style:name="T235" style:family="text">
      <style:text-properties fo:font-size="12.00pt" fo:font-weight="normal" fo:font-family="Arial" style:font-family-asian="Arial" style:font-family-complex="Arial"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2.00pt" fo:font-weight="normal" fo:font-family="Arial" style:font-family-asian="Arial" style:font-family-complex="Arial" fo:background-color="transparent" style:use-window-font-color="true"/>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2.00pt" fo:font-weight="normal" fo:font-family="Arial" style:font-family-asian="Arial" style:font-family-complex="Arial" fo:background-color="transparent" style:use-window-font-color="true"/>
    </style:style>
    <style:style style:name="T240" style:family="text">
      <style:text-properties fo:font-size="12.00pt" fo:font-weight="normal" fo:font-family="Arial" style:font-family-asian="Arial" style:font-family-complex="Arial" fo:background-color="transparent" style:use-window-font-color="true" fo:font-style="italic"/>
    </style:style>
    <style:style style:name="T241" style:family="text">
      <style:text-properties fo:font-size="12.00pt" fo:font-weight="normal" fo:font-family="Arial" style:font-family-asian="Arial" style:font-family-complex="Arial" fo:background-color="transparent" style:use-window-font-color="true"/>
    </style:style>
    <style:style style:name="T242" style:family="text">
      <style:text-properties fo:font-size="12.00pt" fo:font-weight="normal" fo:font-family="Arial" style:font-family-asian="Arial" style:font-family-complex="Arial" fo:background-color="transparent" style:use-window-font-color="true" fo:font-style="italic"/>
    </style:style>
    <style:style style:name="T243" style:family="text">
      <style:text-properties fo:font-size="12.00pt" fo:font-weight="normal" fo:font-family="Arial" style:font-family-asian="Arial" style:font-family-complex="Arial" fo:background-color="transparent" style:use-window-font-color="true"/>
    </style:style>
    <style:style style:name="T244" style:family="text">
      <style:text-properties fo:font-size="12.00pt" fo:font-weight="normal" fo:font-family="Arial" style:font-family-asian="Arial" style:font-family-complex="Arial" fo:background-color="transparent" style:use-window-font-color="true" fo:font-style="italic"/>
    </style:style>
    <style:style style:name="T245" style:family="text">
      <style:text-properties fo:font-size="12.00pt" fo:font-weight="normal" fo:font-family="Arial" style:font-family-asian="Arial" style:font-family-complex="Arial" fo:background-color="transparent" style:use-window-font-color="true"/>
    </style:style>
    <style:style style:name="T246" style:family="text">
      <style:text-properties fo:font-size="12.00pt" fo:font-weight="normal" fo:font-family="Arial" style:font-family-asian="Arial" style:font-family-complex="Arial" fo:background-color="transparent" style:use-window-font-color="true" fo:font-style="italic"/>
    </style:style>
    <style:style style:name="T247" style:family="text">
      <style:text-properties fo:font-size="12.00pt" fo:font-weight="normal" fo:font-family="Arial" style:font-family-asian="Arial" style:font-family-complex="Arial" fo:background-color="transparent" style:use-window-font-color="true"/>
    </style:style>
    <style:style style:name="T248" style:family="text">
      <style:text-properties fo:font-size="12.00pt" fo:font-weight="normal" fo:font-family="Arial" style:font-family-asian="Arial" style:font-family-complex="Arial" fo:background-color="transparent" style:use-window-font-color="true" fo:font-style="italic"/>
    </style:style>
    <style:style style:name="T249" style:family="text">
      <style:text-properties fo:font-size="12.00pt" fo:font-weight="normal" fo:font-family="Arial" style:font-family-asian="Arial" style:font-family-complex="Arial"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2.00pt" fo:font-weight="normal" fo:font-family="Arial" style:font-family-asian="Arial" style:font-family-complex="Arial" fo:background-color="transparent" style:use-window-font-color="true"/>
    </style:style>
    <style:style style:name="T252" style:family="text">
      <style:text-properties fo:font-size="12.00pt" fo:font-weight="normal" fo:font-family="Arial" style:font-family-asian="Arial" style:font-family-complex="Arial" fo:background-color="transparent" style:use-window-font-color="true" fo:font-style="italic"/>
    </style:style>
    <style:style style:name="T253" style:family="text">
      <style:text-properties fo:font-size="12.00pt" fo:font-weight="normal" fo:font-family="Arial" style:font-family-asian="Arial" style:font-family-complex="Arial" fo:background-color="transparent" style:use-window-font-color="true"/>
    </style:style>
    <style:style style:name="T254" style:family="text">
      <style:text-properties fo:font-size="12.00pt" fo:font-weight="normal" fo:font-family="Arial" style:font-family-asian="Arial" style:font-family-complex="Arial" fo:background-color="transparent" style:use-window-font-color="true" fo:font-style="italic"/>
    </style:style>
    <style:style style:name="T255" style:family="text">
      <style:text-properties fo:font-size="12.00pt" fo:font-weight="normal" fo:font-family="Arial" style:font-family-asian="Arial" style:font-family-complex="Arial"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2.00pt" fo:font-weight="normal" fo:font-family="Arial" style:font-family-asian="Arial" style:font-family-complex="Arial" fo:background-color="transparent" style:use-window-font-color="true"/>
    </style:style>
    <style:style style:name="T258" style:family="text">
      <style:text-properties fo:font-size="12.00pt" fo:font-weight="normal" fo:font-family="Arial" style:font-family-asian="Arial" style:font-family-complex="Arial" fo:background-color="transparent" style:use-window-font-color="true" fo:font-style="italic"/>
    </style:style>
    <style:style style:name="T259" style:family="text">
      <style:text-properties fo:font-size="12.00pt" fo:font-weight="normal" fo:font-family="Arial" style:font-family-asian="Arial" style:font-family-complex="Arial" fo:background-color="transparent" style:use-window-font-color="true"/>
    </style:style>
    <style:style style:name="T260" style:family="text">
      <style:text-properties fo:font-size="12.00pt" fo:font-weight="normal" fo:font-family="Arial" style:font-family-asian="Arial" style:font-family-complex="Arial" fo:background-color="transparent" style:use-window-font-color="true" fo:font-style="italic"/>
    </style:style>
    <style:style style:name="T261" style:family="text">
      <style:text-properties fo:font-size="12.00pt" fo:font-weight="normal" fo:font-family="Arial" style:font-family-asian="Arial" style:font-family-complex="Arial" fo:background-color="transparent" style:use-window-font-color="true"/>
    </style:style>
    <style:style style:name="T262" style:family="text">
      <style:text-properties fo:font-size="12.00pt" fo:font-weight="normal" fo:font-family="Arial" style:font-family-asian="Arial" style:font-family-complex="Arial" fo:background-color="transparent" style:use-window-font-color="true" fo:font-style="italic"/>
    </style:style>
    <style:style style:name="T263" style:family="text">
      <style:text-properties fo:font-size="12.00pt" fo:font-weight="normal" fo:font-family="Arial" style:font-family-asian="Arial" style:font-family-complex="Arial" fo:background-color="transparent" style:use-window-font-color="true"/>
    </style:style>
    <style:style style:name="T264" style:family="text">
      <style:text-properties fo:font-size="12.00pt" fo:font-weight="normal" fo:font-family="Arial" style:font-family-asian="Arial" style:font-family-complex="Arial" fo:background-color="transparent" style:use-window-font-color="true" fo:font-style="italic"/>
    </style:style>
    <style:style style:name="T265" style:family="text">
      <style:text-properties fo:font-size="12.00pt" fo:font-weight="normal" fo:font-family="Arial" style:font-family-asian="Arial" style:font-family-complex="Arial" fo:background-color="transparent" style:use-window-font-color="true"/>
    </style:style>
    <style:style style:name="T266" style:family="text">
      <style:text-properties fo:font-size="12.00pt" fo:font-weight="normal" fo:font-family="Arial" style:font-family-asian="Arial" style:font-family-complex="Arial" fo:background-color="transparent" style:use-window-font-color="true" fo:font-style="italic"/>
    </style:style>
    <style:style style:name="T267" style:family="text">
      <style:text-properties fo:font-size="12.00pt" fo:font-weight="normal" fo:font-family="Arial" style:font-family-asian="Arial" style:font-family-complex="Arial" fo:background-color="transparent" style:use-window-font-color="true"/>
    </style:style>
    <style:style style:name="T268" style:family="text">
      <style:text-properties fo:font-size="12.00pt" fo:font-weight="normal" fo:font-family="Arial" style:font-family-asian="Arial" style:font-family-complex="Arial" fo:background-color="transparent" style:use-window-font-color="true" fo:font-style="italic"/>
    </style:style>
    <style:style style:name="T269" style:family="text">
      <style:text-properties fo:font-size="12.00pt" fo:font-weight="normal" fo:font-family="Arial" style:font-family-asian="Arial" style:font-family-complex="Arial" fo:background-color="transparent" style:use-window-font-color="true"/>
    </style:style>
    <style:style style:name="T270" style:family="text">
      <style:text-properties fo:font-size="12.00pt" fo:font-weight="normal" fo:font-family="Arial" style:font-family-asian="Arial" style:font-family-complex="Arial" fo:background-color="transparent" style:use-window-font-color="true" fo:font-style="italic"/>
    </style:style>
    <style:style style:name="T271" style:family="text">
      <style:text-properties fo:font-size="12.00pt" fo:font-weight="normal" fo:font-family="Arial" style:font-family-asian="Arial" style:font-family-complex="Arial"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2.00pt" fo:font-weight="normal" fo:font-family="Arial" style:font-family-asian="Arial" style:font-family-complex="Arial" fo:background-color="transparent" style:use-window-font-color="true" fo:font-style="italic"/>
    </style:style>
    <style:style style:name="T274" style:family="text">
      <style:text-properties fo:font-size="12.00pt" fo:font-weight="normal" fo:font-family="Arial" style:font-family-asian="Arial" style:font-family-complex="Arial" fo:background-color="transparent" style:use-window-font-color="true"/>
    </style:style>
    <style:style style:name="T275" style:family="text">
      <style:text-properties fo:font-size="12.00pt" fo:font-weight="normal" fo:font-family="Arial" style:font-family-asian="Arial" style:font-family-complex="Arial" fo:background-color="transparent" style:use-window-font-color="true" fo:font-style="italic"/>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2.00pt" fo:font-weight="normal" fo:font-family="Arial" style:font-family-asian="Arial" style:font-family-complex="Arial" fo:background-color="transparent" style:use-window-font-color="true" fo:font-style="italic"/>
    </style:style>
    <style:style style:name="T278" style:family="text">
      <style:text-properties fo:font-size="12.00pt" fo:font-weight="normal" fo:font-family="Arial" style:font-family-asian="Arial" style:font-family-complex="Arial" fo:background-color="transparent" style:use-window-font-color="true"/>
    </style:style>
    <style:style style:name="T279" style:family="text">
      <style:text-properties fo:font-size="12.00pt" fo:font-weight="normal" fo:font-family="Arial" style:font-family-asian="Arial" style:font-family-complex="Arial" fo:background-color="transparent" style:use-window-font-color="true" fo:font-style="italic"/>
    </style:style>
    <style:style style:name="T280" style:family="text">
      <style:text-properties fo:font-size="12.00pt" fo:font-weight="normal" fo:font-family="Arial" style:font-family-asian="Arial" style:font-family-complex="Arial" fo:background-color="transparent" style:use-window-font-color="true"/>
    </style:style>
    <style:style style:name="T281" style:family="text">
      <style:text-properties fo:font-size="12.00pt" fo:font-weight="normal" fo:font-family="Arial" style:font-family-asian="Arial" style:font-family-complex="Arial" fo:background-color="transparent" style:use-window-font-color="true" fo:font-style="italic"/>
    </style:style>
    <style:style style:name="T282" style:family="text">
      <style:text-properties fo:font-size="12.00pt" fo:font-weight="normal" fo:font-family="Arial" style:font-family-asian="Arial" style:font-family-complex="Arial" fo:background-color="transparent" style:use-window-font-color="true"/>
    </style:style>
    <style:style style:name="T283" style:family="text">
      <style:text-properties fo:font-size="12.00pt" fo:font-weight="normal" fo:font-family="Arial" style:font-family-asian="Arial" style:font-family-complex="Arial" fo:background-color="transparent" style:use-window-font-color="true" fo:font-style="italic"/>
    </style:style>
    <style:style style:name="T284" style:family="text">
      <style:text-properties fo:font-size="12.00pt" fo:font-weight="normal" fo:font-family="Arial" style:font-family-asian="Arial" style:font-family-complex="Arial"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2.00pt" fo:font-weight="normal" fo:font-family="Arial" style:font-family-asian="Arial" style:font-family-complex="Arial" fo:background-color="transparent" style:use-window-font-color="true"/>
    </style:style>
    <style:style style:name="T287" style:family="text">
      <style:text-properties fo:font-size="12.00pt" fo:font-weight="normal" fo:font-family="Arial" style:font-family-asian="Arial" style:font-family-complex="Arial" fo:background-color="transparent" style:use-window-font-color="true" fo:font-style="italic"/>
    </style:style>
    <style:style style:name="T288" style:family="text">
      <style:text-properties fo:font-size="12.00pt" fo:font-weight="normal" fo:font-family="Arial" style:font-family-asian="Arial" style:font-family-complex="Arial" fo:background-color="transparent" style:use-window-font-color="true"/>
    </style:style>
    <style:style style:name="T289" style:family="text">
      <style:text-properties fo:font-size="12.00pt" fo:font-weight="normal" fo:font-family="Arial" style:font-family-asian="Arial" style:font-family-complex="Arial" fo:background-color="transparent" style:use-window-font-color="true" fo:font-style="italic"/>
    </style:style>
    <style:style style:name="T290" style:family="text">
      <style:text-properties fo:font-size="12.00pt" fo:font-weight="normal" fo:font-family="Arial" style:font-family-asian="Arial" style:font-family-complex="Arial"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2.00pt" fo:font-weight="normal" fo:font-family="Arial" style:font-family-asian="Arial" style:font-family-complex="Arial" fo:background-color="transparent" style:use-window-font-color="true"/>
    </style:style>
    <style:style style:name="T293" style:family="text">
      <style:text-properties fo:font-size="12.00pt" fo:font-weight="normal" fo:font-family="Arial" style:font-family-asian="Arial" style:font-family-complex="Arial" fo:background-color="transparent" style:use-window-font-color="true" fo:font-style="italic"/>
    </style:style>
    <style:style style:name="T294" style:family="text">
      <style:text-properties fo:font-size="12.00pt" fo:font-weight="normal" fo:font-family="Arial" style:font-family-asian="Arial" style:font-family-complex="Arial" fo:background-color="transparent" style:use-window-font-color="true"/>
    </style:style>
    <style:style style:name="T295" style:family="text">
      <style:text-properties fo:font-size="12.00pt" fo:font-weight="normal" fo:font-family="Arial" style:font-family-asian="Arial" style:font-family-complex="Arial" fo:background-color="transparent" style:use-window-font-color="true" fo:font-style="italic"/>
    </style:style>
    <style:style style:name="T296" style:family="text">
      <style:text-properties fo:font-size="12.00pt" fo:font-weight="normal" fo:font-family="Arial" style:font-family-asian="Arial" style:font-family-complex="Arial" fo:background-color="transparent" style:use-window-font-color="true"/>
    </style:style>
    <style:style style:name="T297" style:family="text">
      <style:text-properties fo:font-size="12.00pt" fo:font-weight="normal" fo:font-family="Arial" style:font-family-asian="Arial" style:font-family-complex="Arial" fo:background-color="transparent" style:use-window-font-color="true" fo:font-style="italic"/>
    </style:style>
    <style:style style:name="T298" style:family="text">
      <style:text-properties fo:font-size="12.00pt" fo:font-weight="normal" fo:font-family="Arial" style:font-family-asian="Arial" style:font-family-complex="Arial" fo:background-color="transparent" style:use-window-font-color="true"/>
    </style:style>
    <style:style style:name="T299" style:family="text">
      <style:text-properties fo:font-size="12.00pt" fo:font-weight="normal" fo:font-family="Arial" style:font-family-asian="Arial" style:font-family-complex="Arial" fo:background-color="transparent" style:use-window-font-color="true" fo:font-style="italic"/>
    </style:style>
    <style:style style:name="T300" style:family="text">
      <style:text-properties fo:font-size="12.00pt" fo:font-weight="normal" fo:font-family="Arial" style:font-family-asian="Arial" style:font-family-complex="Arial"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2.00pt" fo:font-weight="normal" fo:font-family="Arial" style:font-family-asian="Arial" style:font-family-complex="Arial" fo:background-color="transparent" style:use-window-font-color="true"/>
    </style:style>
    <style:style style:name="T303" style:family="text">
      <style:text-properties fo:font-size="12.00pt" fo:font-weight="normal" fo:font-family="Arial" style:font-family-asian="Arial" style:font-family-complex="Arial" fo:background-color="transparent" style:use-window-font-color="true" fo:font-style="italic"/>
    </style:style>
    <style:style style:name="T304" style:family="text">
      <style:text-properties fo:font-size="12.00pt" fo:font-weight="normal" fo:font-family="Arial" style:font-family-asian="Arial" style:font-family-complex="Arial" fo:background-color="transparent" style:use-window-font-color="true"/>
    </style:style>
    <style:style style:name="T305" style:family="text">
      <style:text-properties fo:font-size="12.00pt" fo:font-weight="normal" fo:font-family="Arial" style:font-family-asian="Arial" style:font-family-complex="Arial" fo:background-color="transparent" style:use-window-font-color="true" fo:font-style="italic"/>
    </style:style>
    <style:style style:name="T306" style:family="text">
      <style:text-properties fo:font-size="12.00pt" fo:font-weight="normal" fo:font-family="Arial" style:font-family-asian="Arial" style:font-family-complex="Arial"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2.00pt" fo:font-weight="normal" fo:font-family="Arial" style:font-family-asian="Arial" style:font-family-complex="Arial" fo:background-color="transparent" style:use-window-font-color="true"/>
    </style:style>
    <style:style style:name="T309" style:family="text">
      <style:text-properties fo:font-size="12.00pt" fo:font-weight="normal" fo:font-family="Arial" style:font-family-asian="Arial" style:font-family-complex="Arial" fo:background-color="transparent" style:use-window-font-color="true" fo:font-style="italic"/>
    </style:style>
    <style:style style:name="T310" style:family="text">
      <style:text-properties fo:font-size="12.00pt" fo:font-weight="normal" fo:font-family="Arial" style:font-family-asian="Arial" style:font-family-complex="Arial" fo:background-color="transparent" style:use-window-font-color="true"/>
    </style:style>
    <style:style style:name="T311" style:family="text">
      <style:text-properties fo:font-size="12.00pt" fo:font-weight="normal" fo:font-family="Arial" style:font-family-asian="Arial" style:font-family-complex="Arial" fo:background-color="transparent" style:use-window-font-color="true" fo:font-style="italic"/>
    </style:style>
    <style:style style:name="T312" style:family="text">
      <style:text-properties fo:font-size="12.00pt" fo:font-weight="normal" fo:font-family="Arial" style:font-family-asian="Arial" style:font-family-complex="Arial" fo:background-color="transparent" style:use-window-font-color="true"/>
    </style:style>
    <style:style style:name="T313" style:family="text">
      <style:text-properties fo:font-size="12.00pt" fo:font-weight="normal" fo:font-family="Arial" style:font-family-asian="Arial" style:font-family-complex="Arial" fo:background-color="transparent" style:use-window-font-color="true" fo:font-style="italic"/>
    </style:style>
    <style:style style:name="T314" style:family="text">
      <style:text-properties fo:font-size="12.00pt" fo:font-weight="normal" fo:font-family="Arial" style:font-family-asian="Arial" style:font-family-complex="Arial" fo:background-color="transparent" style:use-window-font-color="true"/>
    </style:style>
    <style:style style:name="T315" style:family="text">
      <style:text-properties fo:font-size="12.00pt" fo:font-weight="normal" fo:font-family="Arial" style:font-family-asian="Arial" style:font-family-complex="Arial" fo:background-color="transparent" style:use-window-font-color="true" fo:font-style="italic"/>
    </style:style>
    <style:style style:name="T316" style:family="text">
      <style:text-properties fo:font-size="12.00pt" fo:font-weight="normal" fo:font-family="Arial" style:font-family-asian="Arial" style:font-family-complex="Arial" fo:background-color="transparent" style:use-window-font-color="true"/>
    </style:style>
    <style:style style:name="T317" style:family="text">
      <style:text-properties fo:font-size="12.00pt" fo:font-weight="normal" fo:font-family="Arial" style:font-family-asian="Arial" style:font-family-complex="Arial" fo:background-color="transparent" style:use-window-font-color="true" fo:font-style="italic"/>
    </style:style>
    <style:style style:name="T318" style:family="text">
      <style:text-properties fo:font-size="12.00pt" fo:font-weight="normal" fo:font-family="Arial" style:font-family-asian="Arial" style:font-family-complex="Arial" fo:background-color="transparent" style:use-window-font-color="true"/>
    </style:style>
    <style:style style:name="T319" style:family="text">
      <style:text-properties fo:font-size="12.00pt" fo:font-weight="normal" fo:font-family="Arial" style:font-family-asian="Arial" style:font-family-complex="Arial" fo:background-color="transparent" style:use-window-font-color="true" fo:font-style="italic"/>
    </style:style>
    <style:style style:name="T320" style:family="text">
      <style:text-properties fo:font-size="12.00pt" fo:font-weight="normal" fo:font-family="Arial" style:font-family-asian="Arial" style:font-family-complex="Arial"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4.00pt" fo:font-weight="bold" fo:font-family="Arial" style:font-family-asian="Arial" style:font-family-complex="Arial"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2.00pt" fo:font-weight="normal" fo:font-family="Arial" style:font-family-asian="Arial" style:font-family-complex="Arial" fo:background-color="transparent" style:use-window-font-color="true"/>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2.00pt" fo:font-weight="normal" fo:font-family="Arial" style:font-family-asian="Arial" style:font-family-complex="Arial" fo:background-color="transparent" style:use-window-font-color="true"/>
    </style:style>
    <style:style style:name="T327" style:family="text">
      <style:text-properties fo:font-size="12.00pt" fo:font-weight="bold" fo:font-family="Arial" style:font-family-asian="Arial" style:font-family-complex="Arial" fo:background-color="transparent" style:use-window-font-color="true"/>
    </style:style>
    <style:style style:name="T328" style:family="text">
      <style:text-properties fo:font-size="12.00pt" fo:font-weight="normal" fo:font-family="Arial" style:font-family-asian="Arial" style:font-family-complex="Arial"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2.00pt" fo:font-weight="normal" fo:font-family="Arial" style:font-family-asian="Arial" style:font-family-complex="Arial" fo:background-color="transparent" style:use-window-font-color="true"/>
    </style:style>
    <style:style style:name="T33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32" style:family="text">
      <style:text-properties fo:font-size="12.00pt" fo:font-weight="normal" fo:font-family="Arial" style:font-family-asian="Arial" style:font-family-complex="Arial" fo:background-color="transparent" style:use-window-font-color="true"/>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2.00pt" fo:font-weight="normal" fo:font-family="Arial" style:font-family-asian="Arial" style:font-family-complex="Arial" fo:background-color="transparent" style:use-window-font-color="true"/>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2.00pt" fo:font-weight="normal" fo:font-family="Arial" style:font-family-asian="Arial" style:font-family-complex="Arial" fo:background-color="transparent" style:use-window-font-color="true"/>
    </style:style>
    <style:style style:name="T337" style:family="text">
      <style:text-properties fo:font-size="11.00pt" fo:font-weight="normal" fo:font-family="Calibri" style:font-family-asian="Calibri" style:font-family-complex="Calibri" fo:background-color="transparent" style:use-window-font-color="true"/>
    </style:style>
    <style:style style:name="T338" style:family="text">
      <style:text-properties fo:font-size="12.00pt" fo:font-weight="normal" fo:font-family="Arial" style:font-family-asian="Arial" style:font-family-complex="Arial"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2.00pt" fo:font-weight="normal" fo:font-family="Arial" style:font-family-asian="Arial" style:font-family-complex="Arial"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2.00pt" fo:font-weight="normal" fo:font-family="Arial" style:font-family-asian="Arial" style:font-family-complex="Arial" fo:background-color="transparent" style:use-window-font-color="true"/>
    </style:style>
    <style:style style:name="T343" style:family="text">
      <style:text-properties fo:font-size="12.00pt" fo:font-weight="bold" fo:font-family="Arial" style:font-family-asian="Arial" style:font-family-complex="Arial" fo:background-color="transparent" style:use-window-font-color="true"/>
    </style:style>
    <style:style style:name="T344" style:family="text">
      <style:text-properties fo:font-size="12.00pt" fo:font-weight="normal" fo:font-family="Arial" style:font-family-asian="Arial" style:font-family-complex="Arial"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2.00pt" fo:font-weight="normal" fo:font-family="Arial" style:font-family-asian="Arial" style:font-family-complex="Arial" fo:background-color="transparent" style:use-window-font-color="true"/>
    </style:style>
    <style:style style:name="T34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348" style:family="text">
      <style:text-properties fo:font-size="12.00pt" fo:font-weight="normal" fo:font-family="Arial" style:font-family-asian="Arial" style:font-family-complex="Arial"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2.00pt" fo:font-weight="normal" fo:font-family="Arial" style:font-family-asian="Arial" style:font-family-complex="Arial"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2.00pt" fo:font-weight="normal" fo:font-family="Arial" style:font-family-asian="Arial" style:font-family-complex="Arial"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2.00pt" fo:font-weight="normal" fo:font-family="Arial" style:font-family-asian="Arial" style:font-family-complex="Arial" fo:background-color="transparent" fo:color="#000000"/>
    </style:style>
    <style:style style:name="T35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5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5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5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59" style:family="text">
      <style:text-properties fo:font-size="12.00pt" fo:font-weight="normal" fo:font-family="Arial" style:font-family-asian="Arial" style:font-family-complex="Arial" fo:background-color="transparent" fo:color="#000000"/>
    </style:style>
    <style:style style:name="T360" style:family="text">
      <style:text-properties fo:font-size="12.00pt" fo:font-weight="normal" fo:font-family="Arial" style:font-family-asian="Arial" style:font-family-complex="Arial" fo:background-color="transparent" style:use-window-font-color="true"/>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2.00pt" fo:font-weight="normal" fo:font-family="Arial" style:font-family-asian="Arial" style:font-family-complex="Arial"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2.00pt" fo:font-weight="normal" fo:font-family="Arial" style:font-family-asian="Arial" style:font-family-complex="Arial" fo:background-color="transparent" style:use-window-font-color="true"/>
    </style:style>
    <style:style style:name="P1" style:family="paragraph">
      <style:paragraph-properties fo:line-height="105.00%" fo:text-align="justify" fo:margin-bottom="8.00pt"/>
    </style:style>
    <text:list-style style:name="L2">
      <text:list-level-style-bullet text:level="1" text:bullet-char="•">
        <style:list-level-properties text:space-before="22.50pt" text:min-label-width="18.00pt"/>
        <style:text-properties fo:font-family="Symbol"/>
      </text:list-level-style-bullet>
    </text:list-style>
    <style:style style:name="P2" style:family="paragraph">
      <style:paragraph-properties fo:line-height="105.00%" fo:text-align="justify" fo:margin-bottom="8.00pt"/>
    </style:style>
    <style:style style:name="P3" style:family="paragraph">
      <style:paragraph-properties fo:line-height="105.00%" fo:text-align="justify" fo:margin-bottom="8.00pt"/>
    </style:style>
    <style:style style:name="P4" style:family="paragraph">
      <style:paragraph-properties fo:line-height="105.00%" fo:text-align="justify" fo:margin-left="0.00pt" fo:text-indent="77.30pt" fo:margin-bottom="8.00pt"/>
    </style:style>
    <style:style style:name="P5" style:family="paragraph">
      <style:paragraph-properties fo:line-height="105.00%" fo:text-align="justify" fo:margin-bottom="8.00pt"/>
    </style:style>
    <style:style style:name="P6" style:family="paragraph">
      <style:paragraph-properties fo:line-height="105.00%" fo:text-align="justify" fo:margin-left="0.00pt" fo:text-indent="84.00pt" fo:margin-bottom="8.00pt"/>
    </style:style>
    <style:style style:name="P7" style:family="paragraph">
      <style:paragraph-properties fo:line-height="105.00%" fo:text-align="justify" fo:margin-bottom="8.00pt"/>
    </style:style>
    <text:list-style style:name="L8">
      <text:list-level-style-bullet text:level="1" text:bullet-char="•">
        <style:list-level-properties text:space-before="108.00pt" text:min-label-width="18.00pt"/>
        <style:text-properties fo:font-family="Symbol"/>
      </text:list-level-style-bullet>
    </text:list-style>
    <style:style style:name="P8" style:family="paragraph">
      <style:paragraph-properties fo:line-height="105.00%" fo:text-align="justify" fo:margin-bottom="8.00pt"/>
    </style:style>
    <style:style style:name="P9" style:family="paragraph">
      <style:paragraph-properties fo:line-height="105.00%" fo:text-align="justify" fo:margin-bottom="8.00pt"/>
    </style:style>
    <text:list-style style:name="L10">
      <text:list-level-style-bullet text:level="1" text:bullet-char="•">
        <style:list-level-properties text:space-before="108.00pt" text:min-label-width="18.00pt"/>
        <style:text-properties fo:font-family="Symbol"/>
      </text:list-level-style-bullet>
    </text:list-style>
    <style:style style:name="P10" style:family="paragraph">
      <style:paragraph-properties fo:line-height="105.00%" fo:text-align="justify" fo:margin-bottom="8.00pt"/>
    </style:style>
    <style:style style:name="P11" style:family="paragraph">
      <style:paragraph-properties fo:line-height="105.00%" fo:text-align="justify" fo:margin-bottom="8.00pt"/>
    </style:style>
    <text:list-style style:name="L12">
      <text:list-level-style-bullet text:level="1" text:bullet-char="•">
        <style:list-level-properties text:space-before="53.45pt" text:min-label-width="18.00pt"/>
        <style:text-properties fo:font-family="Symbol"/>
      </text:list-level-style-bullet>
    </text:list-style>
    <style:style style:name="P12" style:family="paragraph">
      <style:paragraph-properties fo:line-height="105.00%" fo:text-align="justify" fo:margin-bottom="8.00pt"/>
    </style:style>
    <style:style style:name="P13" style:family="paragraph">
      <style:paragraph-properties fo:line-height="105.00%" fo:text-align="justify" fo:margin-bottom="8.00pt"/>
    </style:style>
    <style:style style:name="P14" style:family="paragraph">
      <style:paragraph-properties fo:line-height="105.00%" fo:text-align="justify" fo:margin-left="0.00pt" fo:text-indent="35.15pt" fo:margin-bottom="8.00pt"/>
    </style:style>
    <style:style style:name="P15" style:family="paragraph">
      <style:paragraph-properties fo:line-height="105.00%" fo:text-align="justify" fo:margin-left="0.00pt" fo:text-indent="30.00pt" fo:margin-bottom="8.00pt"/>
    </style:style>
    <style:style style:name="P16" style:family="paragraph">
      <style:paragraph-properties fo:line-height="105.00%" fo:text-align="justify" fo:margin-left="0.00pt" fo:text-indent="35.15pt" fo:margin-bottom="8.00pt"/>
    </style:style>
    <style:style style:name="P17" style:family="paragraph">
      <style:paragraph-properties fo:line-height="105.00%" fo:text-align="justify" fo:margin-left="0.00pt" fo:text-indent="30.00pt" fo:margin-bottom="8.00pt"/>
    </style:style>
    <style:style style:name="P18" style:family="paragraph">
      <style:paragraph-properties fo:line-height="150.00%" fo:text-align="justify" fo:margin-left="0.00pt" fo:text-indent="30.00pt" fo:margin-bottom="8.00pt"/>
    </style:style>
    <style:style style:name="P19" style:family="paragraph">
      <style:paragraph-properties fo:line-height="100.00%" fo:text-align="justify" fo:margin-left="48.00pt" fo:text-indent="0.00pt" fo:margin-bottom="8.00pt"/>
    </style:style>
    <style:style style:name="P20" style:family="paragraph">
      <style:paragraph-properties fo:line-height="105.00%" fo:text-align="justify" fo:margin-left="48.00pt" fo:text-indent="30.00pt" fo:margin-bottom="8.00pt"/>
    </style:style>
    <style:style style:name="P21" style:family="paragraph">
      <style:paragraph-properties fo:line-height="105.00%" fo:text-align="justify" fo:margin-left="48.00pt" fo:text-indent="30.00pt" fo:margin-bottom="8.00pt">
        <style:tab-stops>
          <style:tab-stop style:position="-24.00pt"/>
        </style:tab-stops>
      </style:paragraph-properties>
    </style:style>
    <style:style style:name="P22" style:family="paragraph">
      <style:paragraph-properties fo:line-height="105.00%" fo:text-align="justify" fo:margin-left="0.00pt" fo:text-indent="30.00pt" fo:margin-bottom="8.00pt"/>
    </style:style>
    <text:list-style style:name="L23">
      <text:list-level-style-bullet text:level="1" text:bullet-char="•">
        <style:list-level-properties text:space-before="63.00pt" text:min-label-width="21.00pt"/>
        <style:text-properties fo:font-family="Symbol"/>
      </text:list-level-style-bullet>
    </text:list-style>
    <style:style style:name="P23" style:family="paragraph">
      <style:paragraph-properties fo:line-height="105.00%" fo:text-align="justify" fo:margin-bottom="8.00pt">
        <style:tab-stops>
          <style:tab-stop style:position="-63.00pt"/>
        </style:tab-stops>
      </style:paragraph-properties>
    </style:style>
    <style:style style:name="P24" style:family="paragraph">
      <style:paragraph-properties fo:line-height="105.00%" fo:text-align="justify" fo:margin-bottom="8.00pt">
        <style:tab-stops>
          <style:tab-stop style:position="21.00pt"/>
        </style:tab-stops>
      </style:paragraph-properties>
    </style:style>
    <text:list-style style:name="L25">
      <text:list-level-style-bullet text:level="1" text:bullet-char="•">
        <style:list-level-properties text:space-before="63.00pt" text:min-label-width="21.00pt"/>
        <style:text-properties fo:font-family="Symbol"/>
      </text:list-level-style-bullet>
    </text:list-style>
    <style:style style:name="P25" style:family="paragraph">
      <style:paragraph-properties fo:line-height="105.00%" fo:text-align="justify" fo:margin-bottom="8.00pt">
        <style:tab-stops>
          <style:tab-stop style:position="-63.00pt"/>
        </style:tab-stops>
      </style:paragraph-properties>
    </style:style>
    <style:style style:name="P26" style:family="paragraph">
      <style:paragraph-properties fo:line-height="105.00%" fo:text-align="justify" fo:margin-left="42.00pt" fo:text-indent="0.00pt" fo:margin-bottom="8.00pt"/>
    </style:style>
    <text:list-style style:name="L27">
      <text:list-level-style-bullet text:level="1" text:bullet-char="•">
        <style:list-level-properties text:space-before="63.00pt" text:min-label-width="21.00pt"/>
        <style:text-properties fo:font-family="Symbol"/>
      </text:list-level-style-bullet>
    </text:list-style>
    <style:style style:name="P27" style:family="paragraph">
      <style:paragraph-properties fo:line-height="105.00%" fo:text-align="justify" fo:margin-bottom="8.00pt">
        <style:tab-stops>
          <style:tab-stop style:position="-63.00pt"/>
        </style:tab-stops>
      </style:paragraph-properties>
    </style:style>
    <style:style style:name="P28" style:family="paragraph">
      <style:paragraph-properties fo:line-height="105.00%" fo:text-align="justify" fo:margin-left="0.00pt" fo:text-indent="30.00pt" fo:margin-bottom="8.00pt"/>
    </style:style>
    <style:style style:name="P29" style:family="paragraph">
      <style:paragraph-properties fo:line-height="150.00%" fo:text-align="justify" fo:margin-bottom="8.00pt"/>
    </style:style>
    <text:list-style style:name="L30">
      <text:list-level-style-bullet text:level="1" text:bullet-char="•">
        <style:list-level-properties text:space-before="42.00pt" text:min-label-width="21.00pt"/>
        <style:text-properties fo:font-family="Symbol"/>
      </text:list-level-style-bullet>
    </text:list-style>
    <style:style style:name="P30" style:family="paragraph">
      <style:paragraph-properties fo:line-height="100.00%" fo:text-align="justify" fo:margin-bottom="8.00pt">
        <style:tab-stops>
          <style:tab-stop style:position="-42.00pt"/>
        </style:tab-stops>
      </style:paragraph-properties>
    </style:style>
    <style:style style:name="P31" style:family="paragraph">
      <style:paragraph-properties fo:line-height="105.00%" fo:text-align="justify" fo:margin-left="48.00pt" fo:text-indent="30.00pt" fo:margin-bottom="8.00pt"/>
    </style:style>
    <style:style style:name="P32" style:family="paragraph">
      <style:paragraph-properties fo:line-height="105.00%" fo:text-align="justify" fo:margin-bottom="8.00pt"/>
    </style:style>
    <style:style style:name="P33" style:family="paragraph">
      <style:paragraph-properties fo:line-height="105.00%" fo:text-align="justify" fo:margin-left="12.00pt" fo:text-indent="35.15pt" fo:margin-bottom="8.00pt"/>
    </style:style>
    <style:style style:name="P34" style:family="paragraph">
      <style:paragraph-properties fo:line-height="105.00%" fo:text-align="justify" fo:margin-bottom="8.00pt"/>
    </style:style>
    <style:style style:name="P35" style:family="paragraph">
      <style:paragraph-properties fo:line-height="105.00%" fo:text-align="justify" fo:margin-left="12.00pt" fo:text-indent="35.00pt" fo:margin-bottom="8.00pt"/>
    </style:style>
    <style:style style:name="P36" style:family="paragraph">
      <style:paragraph-properties fo:line-height="105.00%" fo:text-align="justify" fo:margin-bottom="8.00pt"/>
    </style:style>
    <style:style style:name="P37" style:family="paragraph">
      <style:paragraph-properties fo:line-height="105.00%" fo:text-align="justify" fo:margin-left="0.00pt" fo:text-indent="42.00pt" fo:margin-bottom="8.00pt"/>
    </style:style>
    <style:style style:name="P38" style:family="paragraph">
      <style:paragraph-properties fo:line-height="105.00%" fo:text-align="justify" fo:margin-bottom="8.00pt"/>
    </style:style>
    <style:style style:name="P39" style:family="paragraph">
      <style:paragraph-properties fo:line-height="150.00%" fo:text-align="justify" fo:margin-bottom="8.00pt"/>
    </style:style>
    <style:style style:name="P40" style:family="paragraph">
      <style:paragraph-properties fo:line-height="100.00%" fo:text-align="justify" fo:margin-left="49.80pt" fo:text-indent="0.00pt" fo:margin-bottom="8.00pt"/>
    </style:style>
    <style:style style:name="P41" style:family="paragraph">
      <style:paragraph-properties fo:line-height="100.00%" fo:text-align="justify" fo:margin-bottom="8.00pt"/>
    </style:style>
    <style:style style:name="P42" style:family="paragraph">
      <style:paragraph-properties fo:line-height="100.00%" fo:text-align="justify" fo:margin-left="48.00pt" fo:text-indent="0.00pt" fo:margin-bottom="8.00pt"/>
    </style:style>
    <style:style style:name="P43" style:family="paragraph">
      <style:paragraph-properties fo:line-height="100.00%" fo:text-align="justify" fo:margin-left="49.80pt" fo:text-indent="0.00pt" fo:margin-bottom="8.00pt"/>
    </style:style>
    <style:style style:name="P44" style:family="paragraph">
      <style:paragraph-properties fo:line-height="100.00%" fo:text-align="justify" fo:margin-bottom="8.00pt"/>
    </style:style>
    <style:style style:name="P45" style:family="paragraph">
      <style:paragraph-properties fo:line-height="100.00%" fo:text-align="justify" fo:margin-left="48.00pt" fo:text-indent="0.00pt" fo:margin-bottom="8.00pt"/>
    </style:style>
    <style:style style:name="P46" style:family="paragraph">
      <style:paragraph-properties fo:line-height="100.00%" fo:text-align="justify" fo:margin-bottom="8.00pt"/>
    </style:style>
    <style:style style:name="P47" style:family="paragraph">
      <style:paragraph-properties fo:line-height="105.00%" fo:text-align="justify" fo:margin-left="12.00pt" fo:text-indent="35.15pt" fo:margin-bottom="8.00pt"/>
    </style:style>
    <style:style style:name="P48" style:family="paragraph">
      <style:paragraph-properties fo:line-height="105.00%" fo:text-align="justify" fo:margin-left="0.00pt" fo:text-indent="35.15pt" fo:margin-bottom="8.00pt"/>
    </style:style>
    <style:style style:name="P49" style:family="paragraph">
      <style:paragraph-properties fo:line-height="100.00%" fo:text-align="justify" fo:margin-left="0.00pt" fo:text-indent="30.10pt" fo:margin-bottom="8.00pt"/>
    </style:style>
    <style:style style:name="P50" style:family="paragraph">
      <style:paragraph-properties fo:line-height="150.00%" fo:text-align="justify" fo:margin-bottom="8.00pt"/>
    </style:style>
    <style:style style:name="P51" style:family="paragraph">
      <style:paragraph-properties fo:line-height="100.00%" fo:text-align="justify" fo:margin-left="48.00pt" fo:text-indent="0.00pt" fo:margin-bottom="8.00pt">
        <style:tab-stops>
          <style:tab-stop style:position="0.00pt"/>
        </style:tab-stops>
      </style:paragraph-properties>
    </style:style>
    <style:style style:name="P52" style:family="paragraph">
      <style:paragraph-properties fo:line-height="105.00%" fo:text-align="justify" fo:margin-left="0.00pt" fo:text-indent="35.15pt" fo:margin-bottom="8.00pt"/>
    </style:style>
    <style:style style:name="P53" style:family="paragraph">
      <style:paragraph-properties fo:line-height="105.00%" fo:text-align="justify" fo:margin-left="0.00pt" fo:text-indent="30.00pt" fo:margin-bottom="8.00pt"/>
    </style:style>
    <style:style style:name="P54" style:family="paragraph">
      <style:paragraph-properties fo:line-height="105.00%" fo:text-align="justify" fo:margin-left="0.00pt" fo:text-indent="35.15pt" fo:margin-bottom="8.00pt"/>
    </style:style>
    <style:style style:name="P55" style:family="paragraph">
      <style:paragraph-properties fo:line-height="105.00%" fo:text-align="justify" fo:margin-left="0.00pt" fo:text-indent="30.00pt" fo:margin-bottom="8.00pt"/>
    </style:style>
    <style:style style:name="P56" style:family="paragraph">
      <style:paragraph-properties fo:line-height="105.00%" fo:text-align="justify" fo:margin-left="0.00pt" fo:text-indent="64.70pt" fo:margin-bottom="8.00pt"/>
    </style:style>
    <text:list-style style:name="L57">
      <text:list-level-style-bullet text:level="1" text:bullet-char="•">
        <style:list-level-properties text:space-before="0.00pt" text:min-label-width="21.00pt"/>
        <style:text-properties fo:font-family="Symbol"/>
      </text:list-level-style-bullet>
    </text:list-style>
    <style:style style:name="P57" style:family="paragraph">
      <style:paragraph-properties fo:line-height="105.00%" fo:text-align="justify" fo:margin-bottom="8.00pt"/>
    </style:style>
    <style:style style:name="P58" style:family="paragraph">
      <style:paragraph-properties fo:line-height="105.00%" fo:text-align="justify" fo:margin-bottom="8.00pt"/>
    </style:style>
    <style:style style:name="P59" style:family="paragraph">
      <style:paragraph-properties fo:line-height="105.00%" fo:text-align="justify" fo:margin-left="0.00pt" fo:text-indent="42.00pt" fo:margin-bottom="8.00pt"/>
    </style:style>
    <style:style style:name="P60" style:family="paragraph">
      <style:paragraph-properties fo:line-height="105.00%" fo:text-align="justify" fo:margin-bottom="8.00pt"/>
    </style:style>
    <style:style style:name="P61" style:family="paragraph">
      <style:paragraph-properties fo:line-height="105.00%" fo:text-align="justify" fo:margin-left="21.00pt" fo:text-indent="0.00pt" fo:margin-bottom="8.00pt"/>
    </style:style>
    <style:style style:name="P62" style:family="paragraph">
      <style:paragraph-properties fo:line-height="105.00%" fo:text-align="justify" fo:margin-left="0.00pt" fo:text-indent="30.00pt" fo:margin-bottom="8.00pt"/>
    </style:style>
    <style:style style:name="P63" style:family="paragraph">
      <style:paragraph-properties fo:line-height="105.00%" fo:text-align="justify" fo:margin-left="0.00pt" fo:text-indent="21.10pt" fo:margin-bottom="8.00pt"/>
    </style:style>
    <style:style style:name="P64" style:family="paragraph">
      <style:paragraph-properties fo:line-height="105.00%" fo:text-align="justify" fo:margin-bottom="8.00pt"/>
    </style:style>
    <style:style style:name="P65" style:family="paragraph">
      <style:paragraph-properties fo:line-height="105.00%" fo:text-align="justify" fo:margin-left="0.00pt" fo:text-indent="30.00pt" fo:margin-bottom="8.00pt"/>
    </style:style>
    <style:style style:name="P66" style:family="paragraph">
      <style:paragraph-properties fo:line-height="105.00%" fo:text-align="justify" fo:margin-bottom="8.00pt"/>
    </style:style>
    <style:style style:name="P67" style:family="paragraph">
      <style:paragraph-properties fo:line-height="105.00%" fo:text-align="justify" fo:margin-left="0.00pt" fo:text-indent="30.00pt" fo:margin-bottom="8.00pt"/>
    </style:style>
    <style:style style:name="P68" style:family="paragraph">
      <style:paragraph-properties fo:line-height="105.00%" fo:text-align="justify" fo:margin-bottom="8.00pt"/>
    </style:style>
    <style:style style:name="P69" style:family="paragraph">
      <style:paragraph-properties fo:line-height="105.00%" fo:text-align="justify" fo:margin-left="0.00pt" fo:text-indent="30.00pt" fo:margin-bottom="8.00pt"/>
    </style:style>
  </office:automatic-styles>
  <office:body>
    <office:text>
      <text:p text:style-name="P1"><text:span text:style-name="T1"><text:tab/></text:span><text:span text:style-name="T2">Metasploit</text:span></text:p>
      <text:p text:style-name="P1"><text:span text:style-name="T3"/></text:p>
      <text:p text:style-name="P1"><text:span text:style-name="T4"><text:tab/></text:span><text:span text:style-name="T5">Metasploit</text:span><text:span text:style-name="T6"><text:s/>é um<text:s/></text:span><text:span text:style-name="T7">framework</text:span><text:span text:style-name="T8"><text:s/>de código aberto desenvolvido utilizando a linguagem de programação<text:s/></text:span><text:span text:style-name="T9">Ruby.</text:span><text:span text:style-name="T10"><text:s/>Esta ferramenta disponibiliza módulos que verificam a integridade e a segurança de um software que esteja instalado em um dispositivo conectado a uma determinada rede, fazendo com que seja possível uma documentação e exploração de falhas e vulnerabilidades encontradas.</text:span></text:p>
      <text:p text:style-name="P1"><text:span text:style-name="T11"><text:tab/></text:span></text:p>
      <text:list text:style-name="L2">
        <text:list-item>
          <text:p text:style-name="P2"><text:a xlink:href="https://pplware.sapo.pt/internet/metasploit-sabe-o-que-e/"><text:span text:style-name="T12">https://pplware.sapo.pt/internet/metasploit-sabe-o-que-e/</text:span></text:a><text:span text:style-name="T13"/></text:p>
        </text:list-item>
      </text:list>
      <text:p text:style-name="P3"><text:span text:style-name="T14"/></text:p>
      <text:p text:style-name="P3"><text:span text:style-name="T14"/></text:p>
      <text:p text:style-name="P4"><text:span text:style-name="T15">Exploit</text:span></text:p>
      <text:p text:style-name="P5"><text:span text:style-name="T16"><text:tab/></text:span></text:p>
      <text:p text:style-name="P6"><text:span text:style-name="T17">O<text:s/></text:span><text:span text:style-name="T18">exploit</text:span><text:span text:style-name="T19"><text:s/>é um arquivo ou um programa malicioso que é responsável por fazer a execução de um código chamado<text:s/></text:span><text:span text:style-name="T20">payload</text:span><text:span text:style-name="T21">, que é responsável por <text:tab/>executar uma ação prescrita pelo atacante nas falhas encontradas no software.</text:span></text:p>
      <text:p text:style-name="P7"><text:span text:style-name="T22"/></text:p>
      <text:list text:style-name="L8">
        <text:list-item>
          <text:p text:style-name="P8"><text:a xlink:href="https://www.kaspersky.com.br/blog/exploits-problem-explanation/6010/"><text:span text:style-name="T24">https://www.kaspersky.com.br/blog/exploits-problem</text:span><text:span text:style-name="T25"><text:s/>HYPERLINK "https://www.kaspersky.com.br/blog/exploits-problem-explanation/6010/"</text:span><text:span text:style-name="T26">-explanation/6010/</text:span></text:a><text:span text:style-name="T27"/></text:p>
        </text:list-item>
      </text:list>
      <text:p text:style-name="P9"><text:span text:style-name="T27"/></text:p>
      <text:list text:style-name="L10">
        <text:list-item>
          <text:p text:style-name="P10"><text:a xlink:href="https://hackersec.com/o-que-e-um-payload-e-por-que-sao-usados-por-hackers/"><text:span text:style-name="T28">https://hackersec.com/o-que-e-um-payload-e-por-que-sao-usados-por-hackers/</text:span></text:a><text:span text:style-name="T29"/></text:p>
        </text:list-item>
      </text:list>
      <text:p text:style-name="P11"><text:span text:style-name="T30"/></text:p>
      <text:p text:style-name="P11"><text:span text:style-name="T31"><text:tab/></text:span></text:p>
      <text:p text:style-name="P11"><text:span text:style-name="T32"/></text:p>
      <text:p text:style-name="P11"><text:span text:style-name="T33"><text:tab/></text:span><text:span text:style-name="T34">Android Application Pack</text:span></text:p>
      <text:p text:style-name="P11"><text:span text:style-name="T35"/></text:p>
      <text:p text:style-name="P11"><text:span text:style-name="T36"><text:tab/></text:span><text:span text:style-name="T37">O<text:s/></text:span><text:span text:style-name="T38">Android Application Pack</text:span><text:span text:style-name="T39"><text:s/>(APK) é um formato de aplicativo destinado apenas ao<text:s text:c="2"/></text:span><text:span text:style-name="T40">android. Softwares</text:span><text:span text:style-name="T41"><text:s/>com a extensão “.apk” não estão presentes na loja de aplicativos oficial do<text:s/></text:span><text:span text:style-name="T42">android</text:span><text:span text:style-name="T43">,<text:s text:c="2"/>e por este motivo o<text:s/></text:span><text:span text:style-name="T44">software<text:s/></text:span><text:span text:style-name="T45">baixado de outras fontes que não sejam verificadas o tornam totalmente inseguro e desprotegido.</text:span></text:p>
      <text:p text:style-name="P11"><text:span text:style-name="T46"/></text:p>
      <text:list text:style-name="L12">
        <text:list-item>
          <text:p text:style-name="P12"><text:a xlink:href="https://www.androidpit.com.br/arquivo-apk-o-que-e"><text:span text:style-name="T47">https://www.androidpit.com.br/arquivo-apk-o-que-e</text:span></text:a><text:span text:style-name="T48"/></text:p>
        </text:list-item>
      </text:list>
      <text:p text:style-name="P13"><text:span text:style-name="T49"/></text:p>
      <text:p text:style-name="P13"><text:span text:style-name="T49"/></text:p>
      <text:p text:style-name="P13"><text:span text:style-name="T50"><text:tab/></text:span><text:span text:style-name="T51">Engenharia Social</text:span></text:p>
      <text:p text:style-name="P13"><text:span text:style-name="T52"><text:tab/></text:span></text:p>
      <text:p text:style-name="P13"><text:span text:style-name="T52"><text:tab/></text:span><text:span text:style-name="T53">Engenharia social consiste no ato de persuadir, fazendo com que as pessoas escolhidas para serem alvos desta habilidade passem informações confidenciais ou que façam coisas que normalmente não fariam. Existem várias formas de colocar essa habilidade em prática, como:<text:s/></text:span><text:span text:style-name="T54">phishing</text:span><text:span text:style-name="T55"><text:s/>e<text:s/></text:span><text:span text:style-name="T56">pretexting.</text:span></text:p>
      <text:p text:style-name="P13"><text:span text:style-name="T57"/></text:p>
      <text:p text:style-name="P13"><text:span text:style-name="T57"/></text:p>
      <text:p text:style-name="P13"><text:span text:style-name="T58"><text:tab/><text:tab/></text:span><text:span text:style-name="T59">Phishing</text:span></text:p>
      <text:p text:style-name="P13"><text:span text:style-name="T60"/></text:p>
      <text:p text:style-name="P13"><text:span text:style-name="T61"><text:tab/><text:tab/></text:span><text:span text:style-name="T62">Phishing<text:s/></text:span><text:span text:style-name="T63">é um método de engenharia social que</text:span><text:span text:style-name="T64"><text:s/></text:span><text:span text:style-name="T65">tem como objetivo capturar informações e dados da vítima por meio da persuasão com mensagens falsas.</text:span></text:p>
      <text:p text:style-name="P13"><text:span text:style-name="T66"/></text:p>
      <text:p text:style-name="P13"><text:span text:style-name="T67"><text:tab/><text:tab/></text:span><text:span text:style-name="T68">Pretexting</text:span></text:p>
      <text:p text:style-name="P13"><text:span text:style-name="T69"><text:tab/><text:tab/></text:span></text:p>
      <text:p text:style-name="P13"><text:span text:style-name="T69"><text:tab/><text:tab/></text:span><text:span text:style-name="T70">Pretexting</text:span><text:span text:style-name="T71"><text:s/>é uma técnica de engenharia social onde <text:tab/>o atacante já possui algumas informações prévias da vítima e com isso é criado todo um cenário fictício para persuadi-la.</text:span></text:p>
      <text:p text:style-name="P13"><text:span text:style-name="T72"/></text:p>
      <text:p text:style-name="P13"><text:span text:style-name="T72"/></text:p>
      <text:p text:style-name="P14"><text:span text:style-name="T73">Segurança da Informação</text:span></text:p>
      <text:p text:style-name="P14"><text:span text:style-name="T74"/></text:p>
      <text:p text:style-name="P15"><text:span text:style-name="T75">O conceito de segurança para Avizienis (2004), é um arranjo de atributos de confidencialidade, integridade e disponibilidade que precisa da existência concorrente de disponibilidade apenas para ações autorizadas, confidencialidade e integridade contra acesso não autorizado. Já<text:s text:c="2"/>Stoneburner<text:s text:c="2"/>(2002,<text:s text:c="2"/>p.<text:s text:c="2"/>E-1,<text:s text:c="2"/>tradução<text:s text:c="2"/>nossa) apresenta uma amplificação do conceito, a qual “Segurança em sistemas de informação é uma característica de sistema e um conjunto de mecanismos que abrangem o sistema tanto lógica como fisicamente”. Abaixo, outro autor define o conceito e o objetivo de Segurança da Informação. </text:span></text:p>
      <text:p text:style-name="P16"><text:span text:style-name="T76"/></text:p>
      <text:p text:style-name="P17"><text:span text:style-name="T77">Para Fontes (2017, p. 12), a Segurança da Informação é “ um conjunto de orientações, normas, procedimentos, políticas e demais ações que tem por objetivo de proteger a informação, possibilitando que o negócio da organização seja realizado e a sua missão alcançada”. O mesmo autor define para qual objetivo ela existe, a qual :</text:span></text:p>
      <text:p text:style-name="P18"><text:span text:style-name="T78"/></text:p>
      <text:p text:style-name="P19"><text:span text:style-name="T79">“A Segurança da Informação existe para minimizar os riscos do negócio em relação à dependência do uso dos recursos de informação para o funcionamento da organização. Sem a informação ou com uma informação incorreta, o negócio pode ter perdas que comprometam o seu funcionamento e o retorno de investimentos dos acionistas.” (FONTES, 2017, p. 12)</text:span></text:p>
      <text:p text:style-name="P20"><text:span text:style-name="T80"/></text:p>
      <text:p text:style-name="P21"><text:span text:style-name="T80"/></text:p>
      <text:p text:style-name="P22"><text:span text:style-name="T81">Existem<text:s text:c="2"/>diversos<text:s text:c="2"/>conceitos<text:s text:c="2"/>que<text:s text:c="2"/>caracterizam a<text:s text:c="2"/>Segurança<text:s text:c="2"/>da Informação.<text:s text:c="2"/>Abaixo<text:s text:c="2"/>é apresentada uma lista de conceitos abordados de forma mais ampla pelos autores citados anteriormente.</text:span></text:p>
      <text:p text:style-name="P22"><text:span text:style-name="T82"/></text:p>
      <text:p text:style-name="P22"><text:span text:style-name="T83"><text:s/>A confidencialidade é caracterizada pela “ausência<text:s text:c="2"/>de<text:s text:c="2"/>divulgação<text:s text:c="2"/>não autorizada de informações.” (AVIZIENIS, 2004, p. 3, tradução nossa). Para Goodrich (2010) , a confidencialidade se caracteriza pela proteção de dados, isto é, permitir que um usuário acesse à informação somente se ele possuir autorização. Já em Fontes (2017), a confidencialidade deve garantir que a informação seja acessada e utilizada exclusivamente por aqueles que a necessitam para conseguir realizar suas atividades profissionais na empresa. Para isso, é necessário haver uma autorização prévia. Para que se alcançe uma boa confidencialidade, diversos outros conceitos estão envolvidos, tais como criptografia, controle de acesso,<text:s text:c="2"/>autenticação, autorização e segurança física.</text:span></text:p>
      <text:p text:style-name="P22"><text:span text:style-name="T84"/></text:p>
      <text:list text:style-name="L23">
        <text:list-item>
          <text:p text:style-name="P23"><text:span text:style-name="T85">Para Goodrich (2010), a criptografia é caracterizada pela transformação da informação usando um segredo, o qual é chamado de chave de encriptação, para que assim as informações transformadas só possam ser lidas utilizando outro segredo, que é chamado de chave de desencriptação. Quando as chaves de encriptação e desencriptação são iguais, elas recebem o nome de chaves simétricas. Quando elas são distintas, são nomeadas de chaves assimétricas.</text:span></text:p>
        </text:list-item>
      </text:list>
      <text:p text:style-name="P24"><text:span text:style-name="T86"/></text:p>
      <text:list text:style-name="L25">
        <text:list-item>
          <text:p text:style-name="P25"><text:span text:style-name="T87">Segundo Goodrich (2010), o conceito de controle de acesso pode ser entendido como regras e políticas que limitam o acesso a informações confidenciais apenas às pessoas ou aos sistemas autorizados</text:span></text:p>
        </text:list-item>
      </text:list>
      <text:p text:style-name="P26"><text:span text:style-name="T88"/></text:p>
      <text:list text:style-name="L27">
        <text:list-item>
          <text:p text:style-name="P27"><text:span text:style-name="T89">A autenticação é a “integridade de um conteúdo e origem da mensagem, e possivelmente de alguma outra informação, como o tempo de emissão.” (AVIZIENIS, 2004,<text:s text:c="2"/>p.<text:s text:c="2"/>14,<text:s text:c="2"/>tradução<text:s text:c="2"/>nossa). Na visão de Goodrich (2010), a autenticação é conceituada como a determinação da identidade ou papel de alguém. A autenticação pode ser efetuada combinando o que esse usuário possui, o que ele sabe e quem ele é. Exemplo: smartphone, senha e impressão digital.<text:tab/></text:span></text:p>
        </text:list-item>
      </text:list>
      <text:p text:style-name="P28"><text:span text:style-name="T90"/></text:p>
      <text:p text:style-name="P28"><text:span text:style-name="T91">A integridade, segundo Avizienis (2004), é caracterizada pela falta de modificações inadequadas do sistema. De acordo com Fontes (2017), a integridade existe quando uma informação está correta, é verdadeira e ela não está corrompida. Goodrich (2010), cita outros três conceitos importantes quando o assunto é integridade:<text:s/></text:span><text:span text:style-name="T92">backup</text:span><text:span text:style-name="T93">,<text:s/></text:span><text:span text:style-name="T94">checksums<text:s/></text:span><text:span text:style-name="T95">e códigos de correção de erros. Tais conceitos adicionais envolvem uma característica essencial<text:s text:c="2"/>para evitar alterações de dados: redundância, replicação de dados ou funções que possam ser<text:s text:c="2"/>detectadas<text:s text:c="2"/>como<text:s text:c="2"/>violações<text:s text:c="2"/>de<text:s text:c="2"/>integridade. Além de proteger os próprios dados é importante manter a integridade dos dados de cada arquivo, ou seja, informações de controle de acesso, de modificações, de proprietários, etc.</text:span></text:p>
      <text:p text:style-name="P29"><text:span text:style-name="T96"/></text:p>
      <text:list text:style-name="L30">
        <text:list-item>
          <text:p text:style-name="P30"><text:span text:style-name="T97"><text:s/>Backup<text:s/></text:span><text:span text:style-name="T98">é a cópia e o arquivamento periódico de dados para que, em caso de alteração<text:s text:c="2"/>indesejada<text:s text:c="2"/>ou<text:s text:c="2"/>não<text:s text:c="2"/>autorizada,<text:s text:c="2"/>eles<text:s text:c="2"/>possam<text:s text:c="2"/>ser<text:s text:c="2"/>restaurados.<text:s/></text:span><text:span text:style-name="T99">Checksums<text:s/></text:span><text:span text:style-name="T100">são<text:s text:c="2"/>definidos<text:s text:c="2"/>como<text:s text:c="2"/>a<text:s text:c="2"/>computação<text:s text:c="2"/>de<text:s text:c="2"/>uma<text:s text:c="2"/>função<text:s text:c="2"/>que<text:s text:c="2"/>mapeia<text:s text:c="2"/>o<text:s text:c="2"/>conteúdo<text:s text:c="2"/>de<text:s text:c="2"/>um arquivo para um número. Uma função<text:s/></text:span><text:span text:style-name="T101">checksum<text:s/></text:span><text:span text:style-name="T102">depende do conteúdo do arquivo de modo<text:s text:c="2"/>que<text:s text:c="2"/>qualquer<text:s text:c="2"/>alteração<text:s text:c="2"/>realizada<text:s text:c="2"/>sobre<text:s text:c="2"/>ele<text:s text:c="2"/>possui<text:s text:c="2"/>uma<text:s text:c="2"/>alta<text:s text:c="2"/>probabilidade<text:s text:c="2"/>de resultar<text:s text:c="2"/>num<text:s text:c="2"/>número<text:s text:c="2"/>diferente.<text:s text:c="2"/>Dessa<text:s text:c="2"/>maneira,<text:s text:c="2"/>é<text:s text:c="2"/>possível<text:s text:c="2"/>detectar<text:s text:c="2"/>alterações<text:s text:c="2"/>não permitidas em arquivos (GOODRICH, 2010, tradução nossa).</text:span></text:p>
        </text:list-item>
      </text:list>
      <text:p text:style-name="P31"><text:span text:style-name="T103"/></text:p>
      <text:p text:style-name="P32"><text:span text:style-name="T104"><text:s text:c="9"/>A disponibilidade é “prontidão para o serviço correto.” (AVIZIENIS, 2004, p. 3, tradução<text:s text:c="2"/>nossa). Em Goodrich (2010), a disponibilidade é um atributo da informação que permite que ela possa ser acessada e modificada a qualquer minuto por quem possui acesso. Para alcançar a alta disponibilidade existem dois conceitos fundamentais: redundância computacional e proteção fiscal. Para Fontes (2017), a disponibilidade deve garantir que a informação esteja acessível para o bom funcionamento da empresa e para que ela alcance suas metas e missão.</text:span></text:p>
      <text:p text:style-name="P32"><text:span text:style-name="T105"/></text:p>
      <text:p text:style-name="P32"><text:span text:style-name="T106"><text:s text:c="8"/>A legalidade, de acordo com Fontes (2017), é quando a informação está de acordo com as leis aplicáveis, regulamentos, licenças e contratos, assim como as normas éticas seguidas pela organização e desejadas pela sociedade.</text:span></text:p>
      <text:p text:style-name="P32"><text:span text:style-name="T107"/></text:p>
      <text:p text:style-name="P32"><text:span text:style-name="T108"><text:s text:c="8"/>A auditabilidade é quando “o acesso e o uso da informação devem ser registrados, possibilitando a identificação de quem fez o acesso e o que foi feito com a informação.” (FONTES, 2017, p.13)</text:span></text:p>
      <text:p text:style-name="P32"><text:span text:style-name="T109"/></text:p>
      <text:p text:style-name="P32"><text:span text:style-name="T110"><text:s text:c="7"/>Fontes (2010) cita que o não repúdio de autoria, por meios de alguns mecanismos, tem como objetivo garantir a autoria de um usuário, para que assim ele não possa negar o fato que gerou ou alterou uma informação.</text:span></text:p>
      <text:p text:style-name="P32"><text:span text:style-name="T111"/></text:p>
      <text:p text:style-name="P32"><text:span text:style-name="T112"><text:s text:c="7"/>Utilizando esses conceitos, a Segurança da Informação trabalha o máximo possível para minimizar os possíveis danos que possam ser causados pelos ataques, uma vez que, segundo Schell (2001), não existe ciência que consiga eliminar de forma definitiva todos os incidentes de segurança da informação, tendo como única opção o constante monitoramento e verificação.</text:span></text:p>
      <text:p text:style-name="P32"><text:span text:style-name="T113"/></text:p>
      <text:p text:style-name="P33"><text:span text:style-name="T113"/></text:p>
      <text:p text:style-name="P33"><text:span text:style-name="T113"/></text:p>
      <text:p text:style-name="P34"><text:span text:style-name="T114"><text:s text:c="9"/>Vulnerabilidades</text:span></text:p>
      <text:p text:style-name="P35"><text:span text:style-name="T115"/></text:p>
      <text:p text:style-name="P36"><text:span text:style-name="T116"><text:s text:c="9"/></text:span><text:span text:style-name="T117">“Uma vulnerabilidade representa um ponto potencial de falha, ou seja, um elemento relacionado à informação que é passível de ser explorado por alguma ameaça” (MARCIANO, 2006, p. 50). Para o glossário de segurança da internet, o IETF RFC<text:s text:c="2"/>2828 (2000), vulnerabilidade é uma falha ou deficiência no projeto, desenvolvimento ou funcionamento de um sistema que pode ser utilizada como meio de violação das políticas de segurança do sistema. Mendes (2017, p. 21) diz que “com<text:s text:c="2"/>isso,<text:s text:c="2"/>podemos<text:s text:c="2"/>dizer<text:s text:c="2"/>que uma<text:s text:c="2"/>vulnerabilidade<text:s text:c="2"/>ocorre<text:s text:c="2"/>quando<text:s text:c="2"/>há<text:s text:c="2"/>uma fraqueza nas medidas protetivas do sistema que pode ser explorada por um usuário mal-intencionado.”</text:span></text:p>
      <text:p text:style-name="P36"><text:span text:style-name="T118"/></text:p>
      <text:p text:style-name="P36"><text:span text:style-name="T119"><text:s text:c="12"/>Conforme Quintão et al. (2010) muitos usuários têm a falsa impressão de estarem seguros quanto ao seu dispositivo móvel, pois eles, em sua maior parte, pensam que o seu dispositivo possui conexões ativas no momento em que realizam ligações ou enquanto navegam na Internet. Entretanto, o problema encontra-se na instalação de inúmeros<text:s/></text:span><text:span text:style-name="T120">apps,<text:s/></text:span><text:span text:style-name="T121"><text:s/>sem antes possuir um conhecimento prévio de suas funcionalidades e permissões necessárias para o seu bom funcionamento. Grande parte desses<text:s/></text:span><text:span text:style-name="T122">apps,<text:s/></text:span><text:span text:style-name="T123">rodam em segundo plano, ou seja, por “debaixo dos panos”. Tais apps possuem acesso à informações e dados do dispositivo por meio de processos e todo esse acesso aos dados e as informações ocorre sem que o usuário saiba, demonstrando assim, a vulnerabilidade do dispositivo do usuário. </text:span></text:p>
      <text:p text:style-name="P36"><text:span text:style-name="T124"/></text:p>
      <text:p text:style-name="P37"><text:span text:style-name="T125">Isto, para Amaral et al. (2017), “mostra<text:s text:c="2"/>que<text:s text:c="2"/>os<text:s text:c="2"/>dispositivos<text:s text:c="2"/>móveis<text:s text:c="2"/>podem<text:s text:c="2"/>estar<text:s text:c="2"/>sujeitos<text:s text:c="2"/>a<text:s text:c="2"/>várias<text:s text:c="2"/>ameaças, sendo que uma aplicação mal intencionada pode vir a explorar alguma vulnerabilidade do<text:s text:c="2"/>dispositivo<text:s text:c="2"/>móvel<text:s text:c="2"/>que<text:s text:c="2"/>o<text:s text:c="2"/>usuário<text:s text:c="2"/>não<text:s text:c="2"/>tem<text:s text:c="2"/>conhecimento.”. Esse autor ainda complementa dizendo que cada indivíduo<text:s text:c="2"/>deveria ter conhecimento do seu aparelho e das vulnerabilidades que o mesmo poderia ter, com o objetivo de proteger suas informações da melhor forma possível.</text:span></text:p>
      <text:p text:style-name="P37"><text:span text:style-name="T126"/></text:p>
      <text:p text:style-name="P38"><text:span text:style-name="T127"><text:s text:c="12"/>Para Almeida (2013), conforme citado por Amaral et al. (2017), o aumento do uso de<text:s/></text:span><text:span text:style-name="T128">smartphones<text:s/></text:span><text:span text:style-name="T129">está diretamente relacionado as inúmeras vulnerabilidades detectadas<text:s text:c="2"/>nesta plataforma, as quais são, de forma recorrente, exploradas por atacantes que utilizam técnicas como<text:s/></text:span><text:span text:style-name="T130">Phishing</text:span><text:span text:style-name="T131">,<text:s/></text:span><text:span text:style-name="T132">Spyware, Bots, Root Exploits...</text:span><text:span text:style-name="T133"><text:s/>Esse cenário se torna pior pelo fato de que apenas alguns usuários utilizam ferramentas que aumentam o nível de segurança de seus aparelhos.</text:span></text:p>
      <text:p text:style-name="P38"><text:span text:style-name="T133"><text:s text:c="8"/></text:span></text:p>
      <text:p text:style-name="P38"><text:span text:style-name="T133"><text:s text:c="12"/>Neste âmbito, o estudo feito por Acker et al. (2010) conclui que os dispositivos<text:s text:c="2"/>movéis normalmente apresentam falhas de segurança no seu processo de desenvolvimento, sendo aconselhável que os usuários obtenham ferramentas capazes de contornar essas falhas em seus dispositivos. Com o intuito de frear a disseminação destas vulnerabilidades, foram criadas as CVEs (</text:span><text:span text:style-name="T134">Commom<text:s text:c="2"/>Vulnerabilities<text:s text:c="2"/>and<text:s text:c="2"/>Exposures</text:span><text:span text:style-name="T135">), uma base de dados pública e internacional que fornece informações sobre vulnerabilidades em diferentes dispositivos e plataformas móveis.</text:span></text:p>
      <text:p text:style-name="P38"><text:span text:style-name="T136"/></text:p>
      <text:p text:style-name="P38"><text:span text:style-name="T137"><text:s text:c="11"/>“Na prática, os atacantes utilizam diferentes ferramentas para identificar e explorar estas vulnerabilidades dos sistemas, como scanners de vulnerabilidades disponíveis no mercado e scripts automatizados de teste e invasão.” (FERRÃO;KREUTZ, 2017, p. 1)</text:span></text:p>
      <text:p text:style-name="P38"><text:span text:style-name="T138"/></text:p>
      <text:p text:style-name="P39"><text:span text:style-name="T139"><text:s text:c="11"/>Em Mueller e Schleier (2017), citado por Mendes (2017, p. 31) “em<text:s text:c="2"/>seu<text:s text:c="2"/>top<text:s text:c="2"/>10,<text:s text:c="2"/>a<text:s text:c="2"/>OWASP<text:s text:c="2"/>dá<text:s text:c="2"/>resumo<text:s text:c="2"/>das<text:s text:c="2"/>categorias<text:s text:c="2"/>das<text:s text:c="2"/>principais vulnerabilidades<text:s text:c="2"/>no<text:s text:c="2"/>Android,<text:s text:c="2"/>divididos<text:s text:c="2"/>em<text:s text:c="2"/>categorias<text:s text:c="2"/>segundo<text:s text:c="2"/>seu<text:s text:c="2"/>guia,<text:s text:c="2"/>o Mobile Security Testing Guide (MSTG). São elas:”</text:span></text:p>
      <text:p text:style-name="P40"><text:span text:style-name="T140">1.Uso Impróprio da Plataforma</text:span><text:span text:style-name="T141">: corresponde ao mal-uso de alguma feature ou falha em utilizar controles de segurança. No<text:s/></text:span><text:span text:style-name="T142">Android<text:s/></text:span><text:span text:style-name="T143">pode ser o mal-uso de<text:s/></text:span><text:span text:style-name="T144">intents</text:span><text:span text:style-name="T145">, permissões, chamadas à API de terceiros ou até algum controle de segurança como<text:s/></text:span><text:span text:style-name="T146">Keychain<text:s/></text:span><text:span text:style-name="T147">(chaves de acesso privadas);</text:span></text:p>
      <text:p text:style-name="P41"><text:span text:style-name="T148"/></text:p>
      <text:p text:style-name="P42"><text:span text:style-name="T149">2.Armazenamento Inseguro de Dados</text:span><text:span text:style-name="T150">: como o nome já diz, compreende o armazenamento<text:s text:c="2"/>de<text:s text:c="2"/>dados<text:s text:c="2"/>de<text:s text:c="2"/>maneira<text:s text:c="2"/>segura<text:s text:c="2"/>ou<text:s text:c="2"/>o<text:s text:c="2"/>seu<text:s text:c="2"/>vazamento<text:s text:c="2"/>não intencional.<text:s text:c="2"/>No<text:s text:c="2"/></text:span><text:span text:style-name="T151">Android</text:span><text:span text:style-name="T152">,<text:s text:c="2"/>os<text:s text:c="2"/>dados<text:s text:c="2"/>podem<text:s text:c="2"/>ser<text:s text:c="2"/>vazados<text:s text:c="2"/>por<text:s text:c="2"/>exemplo,<text:s text:c="2"/>por meio de banco de dados<text:s/></text:span><text:span text:style-name="T153">SQLite</text:span><text:span text:style-name="T154">,<text:s/></text:span><text:span text:style-name="T155">logs</text:span><text:span text:style-name="T156">, XMLs com dados e cartão SD;</text:span></text:p>
      <text:p text:style-name="P42"><text:span text:style-name="T157"/></text:p>
      <text:p text:style-name="P42"><text:span text:style-name="T158">3.Comunicação<text:s text:c="2"/>Insegura</text:span><text:span text:style-name="T159">: remete<text:s text:c="2"/>à<text:s text:c="2"/>problemas<text:s text:c="2"/>relacionados<text:s text:c="2"/>ao<text:s text:c="2"/>tráfego<text:s text:c="2"/>de rede do aplicativo, geralmente por não proteger os dados que estão sendo trocados com o servidor;</text:span></text:p>
      <text:p text:style-name="P42"><text:span text:style-name="T160"/></text:p>
      <text:p text:style-name="P42"><text:span text:style-name="T161">4.Autenticação<text:s text:c="3"/>Insegura</text:span><text:span text:style-name="T162">: os<text:s text:c="3"/>controles<text:s text:c="3"/>de<text:s text:c="3"/>autenticação<text:s text:c="3"/>são<text:s text:c="3"/>falhos, principalmente porque no mundo mobile, não se sabe se o usuário vai estar<text:s/></text:span><text:span text:style-name="T163">online<text:s/></text:span><text:span text:style-name="T164">ou<text:s/></text:span><text:span text:style-name="T165">offline</text:span><text:span text:style-name="T166">,<text:s text:c="2"/>assim<text:s text:c="2"/>dando<text:s text:c="2"/>margem,<text:s text:c="2"/>por<text:s text:c="2"/>exemplo,<text:s text:c="2"/>à<text:s text:c="2"/>execução<text:s text:c="2"/>de métodos no<text:s/></text:span><text:span text:style-name="T167">backend<text:s/></text:span><text:span text:style-name="T168">da aplicação;</text:span></text:p>
      <text:p text:style-name="P42"><text:span text:style-name="T169"/></text:p>
      <text:p text:style-name="P42"><text:span text:style-name="T170">5.Criptografia Insuficiente</text:span><text:span text:style-name="T171">: o código aplica criptografia à alguma informação sensível, porém esta criptografia é insuficiente para proteger estes dados;</text:span></text:p>
      <text:p text:style-name="P42"><text:span text:style-name="T172"/></text:p>
      <text:p text:style-name="P42"><text:span text:style-name="T173">6.Autorização<text:s text:c="2"/>Insegura</text:span><text:span text:style-name="T174">: o<text:s text:c="2"/>aplicativo<text:s text:c="2"/>não<text:s text:c="2"/>faz<text:s text:c="2"/>as<text:s text:c="2"/>decisões<text:s text:c="2"/>corretas<text:s text:c="2"/>de autorização.<text:s text:c="2"/>Um<text:s text:c="2"/>exemplo<text:s text:c="2"/>disso<text:s text:c="2"/>seria<text:s text:c="2"/>um<text:s text:c="2"/>usuário<text:s text:c="2"/>com<text:s text:c="2"/>menos<text:s text:c="2"/>privilégio executando<text:s text:c="2"/>uma<text:s text:c="2"/>função<text:s text:c="2"/>de<text:s text:c="2"/>alto<text:s text:c="2"/>privilégio<text:s text:c="2"/>enquanto<text:s text:c="2"/>o<text:s text:c="2"/>aplicativo<text:s text:c="2"/>está<text:s text:c="2"/>em modo<text:s/></text:span><text:span text:style-name="T175">offline</text:span><text:span text:style-name="T176">;</text:span></text:p>
      <text:p text:style-name="P42"><text:span text:style-name="T177"/></text:p>
      <text:p text:style-name="P42"><text:span text:style-name="T178">7.Qualidade<text:s text:c="2"/>do<text:s text:c="2"/>Código</text:span><text:span text:style-name="T179">: nesta<text:s text:c="2"/>categoria<text:s text:c="2"/>haveriam<text:s text:c="2"/>todos<text:s text:c="2"/>os<text:s text:c="2"/>problemas relacionados à nível de implementação de código do lado do cliente, como<text:s/></text:span><text:span text:style-name="T180">buffer overflows</text:span><text:span text:style-name="T181">, formatação de<text:s/></text:span><text:span text:style-name="T182">string<text:s/></text:span><text:span text:style-name="T183">e vários outros;</text:span></text:p>
      <text:p text:style-name="P42"><text:span text:style-name="T184"/></text:p>
      <text:p text:style-name="P43"><text:span text:style-name="T185">8.Adulteração<text:s text:c="2"/>de<text:s text:c="2"/>Código</text:span><text:span text:style-name="T186">: modificação<text:s text:c="2"/>do<text:s text:c="2"/>código,<text:s text:c="2"/>memória<text:s text:c="2"/>dinâmica<text:s text:c="2"/>e dados<text:s text:c="2"/>do<text:s text:c="2"/>aplicativo por<text:s text:c="2"/>parte do<text:s text:c="2"/>atacante<text:s text:c="2"/>para<text:s text:c="2"/>obter<text:s text:c="2"/>vantagens<text:s text:c="2"/>pessoais ou monetárias;</text:span></text:p>
      <text:p text:style-name="P44"><text:span text:style-name="T187"/></text:p>
      <text:p text:style-name="P45"><text:span text:style-name="T188">9.Engenharia<text:s text:c="2"/>Reversa</text:span><text:span text:style-name="T189">: compreende<text:s text:c="2"/>à<text:s text:c="2"/>análise<text:s text:c="2"/>de<text:s text:c="2"/>código<text:s text:c="2"/>binário,<text:s text:c="2"/>revelação de<text:s text:c="2"/>código<text:s text:c="2"/>fonte,<text:s text:c="2"/>algoritmos<text:s text:c="2"/>e<text:s text:c="2"/>outros<text:s text:c="2"/>recursos<text:s text:c="2"/>a<text:s text:c="2"/>nível<text:s text:c="2"/>de<text:s text:c="2"/>código<text:s text:c="2"/>da aplicação;</text:span></text:p>
      <text:p text:style-name="P45"><text:span text:style-name="T190"/></text:p>
      <text:p text:style-name="P45"><text:span text:style-name="T191">10.Funcionalidade<text:s text:c="2"/>Estranha</text:span><text:span text:style-name="T192">: funcionalidades<text:s text:c="2"/>que<text:s text:c="2"/>foram<text:s text:c="2"/>utilizadas<text:s text:c="2"/>para propósitos<text:s text:c="2"/>de<text:s text:c="2"/>teste<text:s text:c="2"/>estão<text:s text:c="2"/>acidentalmente<text:s text:c="2"/>na<text:s text:c="2"/>versão<text:s text:c="2"/></text:span><text:span text:style-name="T193">release<text:s/></text:span><text:span text:style-name="T194">(lançamento) da aplicação. (MENDES, 2017. p. 31)</text:span></text:p>
      <text:p text:style-name="P46"><text:span text:style-name="T195"/></text:p>
      <text:p text:style-name="P47"><text:span text:style-name="T195"/></text:p>
      <text:p text:style-name="P48"><text:span text:style-name="T196">Malwares</text:span></text:p>
      <text:p text:style-name="P48"><text:span text:style-name="T197"/></text:p>
      <text:p text:style-name="P49"><text:span text:style-name="T198"><text:s/></text:span><text:span text:style-name="T199">No campo da Segurança da Informação,<text:s/></text:span><text:span text:style-name="T200">malwares</text:span><text:span text:style-name="T201"><text:s/>são bem conhecidos e perigosos também, sendo definidos como:</text:span></text:p>
      <text:p text:style-name="P50"><text:span text:style-name="T202"/></text:p>
      <text:p text:style-name="P51"><text:span text:style-name="T203">Programa<text:s text:c="2"/>malicioso,<text:s text:c="2"/>código<text:s text:c="2"/>malicioso,<text:s text:c="2"/>softwares<text:s text:c="2"/>malicioso,<text:s text:c="2"/>ou<text:s text:c="2"/>simplesmente malware, são expressões que se referem a um programa que é inserido em um sistema,normalmente de forma encoberta, com a intenção de comprometer a confidencialidade,integridade ou disponibilidade dos dados da vítima, aplicativos ou o próprio sistema operacional. (DE MELO, 2011, p. 3)</text:span></text:p>
      <text:p text:style-name="P52"><text:span text:style-name="T204"/></text:p>
      <text:p text:style-name="P53"><text:span text:style-name="T205">Na visão de Fernandes Filho et al. (2011), atualmente é “ difícil ‘enquadrar’ um exemplar de<text:s/></text:span><text:span text:style-name="T206">malware</text:span><text:span text:style-name="T207"><text:s/>em uma única classe, devido à evolução destes códigos e à faci-lidade de se adicionar novas funcionalidades”. Para De Melo (2011), os<text:s/></text:span><text:span text:style-name="T208">malwares</text:span><text:span text:style-name="T209"><text:s/>podem ser divididos, inicialmente, pela sua dependência ou não do hospedeiro. Os softwares maliciosos dependentes são por exemplo: vírus, bombas lógicas e backdoors e os não-dependentes<text:s/></text:span><text:span text:style-name="T210">worms<text:s/></text:span><text:span text:style-name="T211"><text:s/>e zumbis. O modo como os<text:s/></text:span><text:span text:style-name="T212">malwares</text:span><text:span text:style-name="T213"><text:s/>se replicam também é uma outra maneira usada para a classificá-los, vírus e<text:s/></text:span><text:span text:style-name="T214"><text:s/>worms<text:s/></text:span><text:span text:style-name="T215"><text:s/>são programas maliciosos que conseguem se replicar, por outro lado temos bombas lógicas,</text:span><text:span text:style-name="T216"><text:s/>backdoors</text:span><text:span text:style-name="T217">, zumbis,<text:s/></text:span><text:span text:style-name="T218">rootkits<text:s/></text:span><text:span text:style-name="T219">e<text:s/></text:span><text:span text:style-name="T220">keylogger.<text:s/></text:span><text:span text:style-name="T221">Existe ainda os<text:s/></text:span><text:span text:style-name="T222">malwares</text:span><text:span text:style-name="T223"><text:s/>híbridos, que conseguem ter mais de uma característica ao mesmo tempo.</text:span></text:p>
      <text:p text:style-name="P54"><text:span text:style-name="T224"/></text:p>
      <text:p text:style-name="P55"><text:span text:style-name="T225">Para CERT.br (2018), algumas dentre as diversas formas que os<text:s/></text:span><text:span text:style-name="T226">malwares</text:span><text:span text:style-name="T227"><text:s/>podem infectar ou comprometer um computador ( ou um sistema computacional) são:</text:span></text:p>
      <text:p text:style-name="P56"><text:span text:style-name="T228"/></text:p>
      <text:list text:style-name="L57">
        <text:list-item>
          <text:p text:style-name="P57"><text:span text:style-name="T229"><text:s/><text:tab/><text:s text:c="2"/>Pela exploração de vulnerabilidades existentes nos programas instalados;</text:span></text:p>
        </text:list-item>
        <text:list-item>
          <text:p text:style-name="P57"><text:span text:style-name="T229"><text:s text:c="6"/>Pela auto-execução de mídias removíveis infectadas;</text:span></text:p>
        </text:list-item>
        <text:list-item>
          <text:p text:style-name="P57"><text:span text:style-name="T229"><text:s text:c="6"/>Pelo acesso a páginas<text:s/></text:span><text:span text:style-name="T230">Web</text:span><text:span text:style-name="T231"><text:s/>maliciosas;</text:span></text:p>
        </text:list-item>
        <text:list-item>
          <text:p text:style-name="P57"><text:span text:style-name="T231"><text:s text:c="6"/>Pela ação direta de atacantes ;</text:span></text:p>
        </text:list-item>
        <text:list-item>
          <text:p text:style-name="P57"><text:span text:style-name="T231"><text:s text:c="6"/>Pela execução de arquivos previamente infectados.</text:span></text:p>
        </text:list-item>
      </text:list>
      <text:p text:style-name="P58"><text:span text:style-name="T232"/></text:p>
      <text:p text:style-name="P58"><text:span text:style-name="T232"/></text:p>
      <text:p text:style-name="P58"><text:span text:style-name="T233">Existem diversos<text:s/></text:span><text:span text:style-name="T234">malwares,<text:s/></text:span><text:span text:style-name="T235">cada qual com sua funcionalidade, alguns deles são citados abaixo. As<text:s text:c="2"/>descrições abordadas a seguir baseiam-se nas definições de De Melo (2011) e Diorio (2018).</text:span></text:p>
      <text:p text:style-name="P58"><text:span text:style-name="T236"/></text:p>
      <text:p text:style-name="P58"><text:span text:style-name="T237"><text:s text:c="12"/>Vírus: Normalmente, os vírus infectam arquivos hospedeiros e se propagam através da disseminação desse arquivo. Geralmente, os vírus necessitam de uma ação e propagação que seja feita por uma entidade externa, como por exemplo os usuários.</text:span></text:p>
      <text:p text:style-name="P58"><text:span text:style-name="T238"/></text:p>
      <text:p text:style-name="P58"><text:span text:style-name="T239"><text:s text:c="12"/></text:span><text:span text:style-name="T240">Worm</text:span><text:span text:style-name="T241">: Esses programas maliciosos espalham-se pela rede e comumente não necessitam que o usuário o ative, como é o caso do vírus. Outra característica é que os<text:s/></text:span><text:span text:style-name="T242">worms<text:s/></text:span><text:span text:style-name="T243">não precisam infectar arquivos do hospedeiro para os atacar e se disseminar, como também ocorre nos vírus. E ainda existem alguns<text:s/></text:span><text:span text:style-name="T244">worms que<text:s/></text:span><text:span text:style-name="T245">carregam dentro de si outro tipo de<text:s/></text:span><text:span text:style-name="T246">malware</text:span><text:span text:style-name="T247">, que é descarregado na vítima após o<text:s/></text:span><text:span text:style-name="T248">worm<text:s/></text:span><text:span text:style-name="T249">conseguir se instalar no hospedeiro com sucesso.</text:span></text:p>
      <text:p text:style-name="P58"><text:span text:style-name="T250"/></text:p>
      <text:p text:style-name="P58"><text:span text:style-name="T251"><text:s text:c="12"/></text:span><text:span text:style-name="T252">Trojan</text:span><text:span text:style-name="T253">: Cavalos-de-Tróia são<text:s/></text:span><text:span text:style-name="T254">malwares<text:s/></text:span><text:span text:style-name="T255">que buscam atrair a atenção do usuário para que ele instale um software “original<text:s text:c="2"/>e confiável”. Essas versões apresentam a mesma interface e funcionalidade do sistema original, entretanto elas também possuem funcionalidades extras para ocultar as ações ilegais.</text:span></text:p>
      <text:p text:style-name="P58"><text:span text:style-name="T256"/></text:p>
      <text:p text:style-name="P58"><text:span text:style-name="T257"><text:s text:c="12"/></text:span><text:span text:style-name="T258">Spyware:<text:s/></text:span><text:span text:style-name="T259">São programas desenvolvidos para monitorar e capturar as atividades do usuário e fornecê-las à terceiros.<text:s/></text:span><text:span text:style-name="T260">Spywares<text:s/></text:span><text:span text:style-name="T261">podem ser legítimos ou maliciosos, isso é definido pela forma que são instalados, o que eles fazem, o tipo de informação que monitoram e como os terceiros utilizam as informações recebidas. Existem<text:s/></text:span><text:span text:style-name="T262">spywares<text:s/></text:span><text:span text:style-name="T263"><text:s/>que executam ações específicas, como os<text:s/></text:span><text:span text:style-name="T264">keyloggers<text:s/></text:span><text:span text:style-name="T265">(capturam e armazenam as teclas digitadas pelo usuário)</text:span><text:span text:style-name="T266">, screenloggers<text:s/></text:span><text:span text:style-name="T267">(capturam e armazenam a tela e as posições do cursor do usuário)</text:span><text:span text:style-name="T268"><text:s/></text:span><text:span text:style-name="T269">e<text:s/></text:span><text:span text:style-name="T270">adwares<text:s/></text:span><text:span text:style-name="T271">(apresentam propagandas aleatórias para o usuário).</text:span></text:p>
      <text:p text:style-name="P58"><text:span text:style-name="T272"/></text:p>
      <text:p text:style-name="P59"><text:span text:style-name="T273">Ransonware:</text:span><text:span text:style-name="T274"><text:s/>É um programa que bloqueia os dados armazenados em um equipamento, normalmente usando criptografia, e que exige<text:s text:c="2"/>pagamento de resgate para que esses dados sejam liberados novamente para que o usuário os acesse.</text:span><text:span text:style-name="T275"><text:s text:c="3"/></text:span></text:p>
      <text:p text:style-name="P59"><text:span text:style-name="T276"/></text:p>
      <text:p text:style-name="P59"><text:span text:style-name="T277">Bot:<text:s/></text:span><text:span text:style-name="T278">São programas que possuem mecanismos de comunicação e isso permite que os atacantes os controlem remotamente, possibilitando que eles usem a máquina infectada para executar ataques específicos, envio de<text:s/></text:span><text:span text:style-name="T279">spams<text:s/></text:span><text:span text:style-name="T280">ou propragação de<text:s/></text:span><text:span text:style-name="T281">malwares.<text:s/></text:span><text:span text:style-name="T282">Máquinas infectadas por um<text:s/></text:span><text:span text:style-name="T283">bot<text:s/></text:span><text:span text:style-name="T284">costumam ser chamadas de zumbi, pois são controladas remotamente sem o conhecimento do usuário final.</text:span></text:p>
      <text:p text:style-name="P59"><text:span text:style-name="T285"/></text:p>
      <text:p text:style-name="P60"><text:span text:style-name="T286"><text:s text:c="12"/></text:span><text:span text:style-name="T287">Backdoor</text:span><text:span text:style-name="T288">: Tradicionalmente, as<text:s/></text:span><text:span text:style-name="T289">backdoors<text:s/></text:span><text:span text:style-name="T290"><text:s/>são “pontes” entre a máquina infectada e a máquina do atacante. Elas são usadas para a manutenção de uma máquina hospedeira, ou seja, para que o atacante não perca o vínculo com a máquina e tenha acesso á ela a qualquer momento.</text:span></text:p>
      <text:p text:style-name="P60"><text:span text:style-name="T291"/></text:p>
      <text:p text:style-name="P60"><text:span text:style-name="T292"><text:s text:c="12"/></text:span><text:span text:style-name="T293">Downloader</text:span><text:span text:style-name="T294">: São programas que obtém acesso à rede e a usam para instalar um conjunto de outros<text:s/></text:span><text:span text:style-name="T295">malwares<text:s/></text:span><text:span text:style-name="T296">ou ferramentas que levem ao domínio da máquina comprometida. Para burlar os dispositivos de segurança que a vítima possui, é comum que esse software malicioso chegue ao alvo, anexado em mensagens de<text:s/></text:span><text:span text:style-name="T297">email<text:s/></text:span><text:span text:style-name="T298">eletrônico e ao serem executados, eles obtêm conteúdo malicioso de fontes externas (<text:s/></text:span><text:span text:style-name="T299">Internet</text:span><text:span text:style-name="T300">).</text:span></text:p>
      <text:p text:style-name="P60"><text:span text:style-name="T301"/></text:p>
      <text:p text:style-name="P60"><text:span text:style-name="T302"><text:s text:c="12"/></text:span><text:span text:style-name="T303">Dropper: Droppers<text:s/></text:span><text:span text:style-name="T304">são similares aos<text:s/></text:span><text:span text:style-name="T305">Downloaders</text:span><text:span text:style-name="T306">, a diferença se dá pelo fato de que eles não precisam buscar conteúdo em fontes externas, o código malicioso está inserido neles, sendo considerados “instaladores”.</text:span></text:p>
      <text:p text:style-name="P60"><text:span text:style-name="T307"/></text:p>
      <text:p text:style-name="P60"><text:span text:style-name="T308"><text:s text:c="12"/></text:span><text:span text:style-name="T309">Rootkit:<text:s/></text:span><text:span text:style-name="T310">São um conjunto de programas que permitem a ocultação da presença do invasor ou de um código malicioso. O objetivo de um<text:s/></text:span><text:span text:style-name="T311">rootkit<text:s/></text:span><text:span text:style-name="T312">é permanecer em uma máquina residindo no sistema sem ser encontrado, podendo conter<text:s/></text:span><text:span text:style-name="T313">exploits<text:s/></text:span><text:span text:style-name="T314">e outros<text:s/></text:span><text:span text:style-name="T315">malwares</text:span></text:p>
      <text:p text:style-name="P61"><text:span text:style-name="T316"><text:s text:c="4"/></text:span></text:p>
      <text:p text:style-name="P61"><text:span text:style-name="T316">Para Diorio (2018), “ à<text:s text:c="2"/>medida<text:s text:c="2"/>que<text:s text:c="2"/>os<text:s/></text:span><text:span text:style-name="T317">malwares<text:s/></text:span><text:span text:style-name="T318">evoluem, outras<text:s text:c="2"/>classificações<text:s text:c="2"/>podem<text:s text:c="2"/>surgir<text:s text:c="2"/>ao<text:s text:c="2"/>longo<text:s text:c="2"/>do<text:s text:c="2"/>tempo.<text:s text:c="2"/>Além<text:s text:c="2"/>disso,<text:s text:c="2"/>um<text:s/></text:span><text:span text:style-name="T319">malware<text:s/></text:span><text:span text:style-name="T320">pode conter<text:s text:c="2"/>funcionalidades<text:s text:c="2"/>de<text:s text:c="2"/>múltiplas<text:s text:c="2"/>classes,<text:s text:c="2"/>tornando-o<text:s text:c="2"/>mais<text:s text:c="2"/>complexo<text:s text:c="2"/>e<text:s text:c="2"/>difícil<text:s text:c="2"/>de<text:s text:c="2"/>ser detectado<text:s text:c="2"/>e<text:s text:c="2"/>neutralizado”. </text:span></text:p>
      <text:p text:style-name="P61"><text:span text:style-name="T320"><text:s text:c="3"/></text:span></text:p>
      <text:p text:style-name="P62"><text:span text:style-name="T320"><text:s text:c="4"/></text:span></text:p>
      <text:p text:style-name="P62"><text:span text:style-name="T321"/></text:p>
      <text:p text:style-name="P62"><text:span text:style-name="T321"/></text:p>
      <text:p text:style-name="P63"><text:span text:style-name="T322">Referências</text:span></text:p>
      <text:p text:style-name="P64"><text:span text:style-name="T323"/></text:p>
      <text:p text:style-name="P65"><text:span text:style-name="T324">ACKER, Eduardo Verruck; WEBER, Taisy Silva; CECHIN, Sergio Luis. Injeção de falhas para validar aplicações em ambientes móveis. In: Workshop de Testes e Tolerância a Falhas. 2010. p. 61-74.</text:span></text:p>
      <text:p text:style-name="P65"><text:span text:style-name="T325"/></text:p>
      <text:p text:style-name="P65"><text:span text:style-name="T326">AVIZIENIS, Algirdas et al. Basic concepts and taxonomy of dependable and secure computing.<text:s/></text:span><text:span text:style-name="T327">IEEE transactions on dependable and secure computing</text:span><text:span text:style-name="T328">, v. 1, n. 1, 2004.</text:span></text:p>
      <text:p text:style-name="P65"><text:span text:style-name="T329"/></text:p>
      <text:p text:style-name="P65"><text:span text:style-name="T330">CERT.br (2018). Cartilha<text:s text:c="5"/>de<text:s text:c="5"/>Segurança<text:s text:c="5"/>para<text:s text:c="5"/>Internet.<text:s text:c="5"/>Disponível<text:s text:c="5"/>em:<text:s text:c="2"/></text:span><text:a xlink:href="https://cartilha.cert.br/"><text:span text:style-name="T331">https://cartilha.cert.br/</text:span></text:a><text:span text:style-name="T332">. Acesso em 30 mar. 2020.</text:span></text:p>
      <text:p text:style-name="P66"><text:span text:style-name="T333"/></text:p>
      <text:p text:style-name="P67"><text:span text:style-name="T334">De Melo, L. P., Amaral, D. M., Sakakibara, F., de Almeida, A. R., de Sousa Jr, R. T., &amp; Nascimento, A. (2011). Análise de Malware: Investigação de Códigos Maliciosos Através de uma Abordagem Prática. Minicursos do XI Simpósio Brasileiro de Segurança daInformação e de Sistemas Computacionais (SBSeg).</text:span></text:p>
      <text:p text:style-name="P67"><text:span text:style-name="T335"/></text:p>
      <text:p text:style-name="P67"><text:span text:style-name="T336">DIORIO, Rafael Fernando et al. Segurança da Informação e de Sistemas Computacionais: Um Estudo Prático sobre Ataques Utilizando Malwares. Anais SULCOMP, v. 9, 2018.</text:span></text:p>
      <text:p text:style-name="P67"><text:span text:style-name="T337"/></text:p>
      <text:p text:style-name="P67"><text:span text:style-name="T338">Fernandes<text:s text:c="2"/>Filho,<text:s text:c="2"/>D.<text:s text:c="2"/>S.,<text:s text:c="2"/>Afonso,<text:s text:c="2"/>V.<text:s text:c="2"/>M.,<text:s text:c="2"/>Martins,<text:s text:c="2"/>V.<text:s text:c="2"/>F., Grégio, A.R.A.,<text:s text:c="2"/>Geus,P.L.,Jino,M., dos<text:s text:c="2"/>Santos,<text:s text:c="2"/>R.<text:s text:c="2"/>D.<text:s text:c="2"/>C.(2011).<text:s text:c="2"/>Técnicas para Análise Dinâmica de Malware. XI<text:s text:c="2"/>Simpósio<text:s text:c="2"/>Brasileiro<text:s text:c="2"/>em Segurança<text:s text:c="2"/>da<text:s text:c="2"/>Informação<text:s text:c="2"/>e<text:s text:c="2"/>de<text:s text:c="2"/>Sistemas<text:s text:c="2"/>Computacionais (SBSeg).</text:span></text:p>
      <text:p text:style-name="P67"><text:span text:style-name="T339"/></text:p>
      <text:p text:style-name="P67"><text:span text:style-name="T340">FERRAO, Isadora Garcia; KREUTZ, Diego. Segurança na web: análise black-box de scanners de vulnerabilidades. 1a Escola Regional de Engenharia de Software (ERES), p. 135-142, 2017.</text:span></text:p>
      <text:p text:style-name="P67"><text:span text:style-name="T341"/></text:p>
      <text:p text:style-name="P67"><text:span text:style-name="T342">GOODRICH, Michael T.; TAMASSIA, Roberto.<text:s/></text:span><text:span text:style-name="T343">Introduction to computer security</text:span><text:span text:style-name="T344">. Pearson, 2011.</text:span></text:p>
      <text:p text:style-name="P67"><text:span text:style-name="T345"/></text:p>
      <text:p text:style-name="P67"><text:span text:style-name="T346">IETF. IETF. Internet Engineering Task Force RFC 2828 Internet Security Glossary,<text:s text:c="2"/>maio<text:s text:c="2"/>2000. Disponivel<text:s text:c="2"/>em:<text:s text:c="2"/></text:span><text:a xlink:href="https://tools.ietf.org/html/rfc2828"><text:span text:style-name="T347">https://tools.ietf.org/html/rfc2828</text:span></text:a><text:span text:style-name="T348">.<text:s text:c="2"/>Acesso em: 01 abr. 2020.</text:span></text:p>
      <text:p text:style-name="P67"><text:span text:style-name="T349"/></text:p>
      <text:p text:style-name="P67"><text:span text:style-name="T350">MARCIANO, João Luiz Pereira. Segurança da informação: uma abordagem social. 2006.</text:span></text:p>
      <text:p text:style-name="P67"><text:span text:style-name="T351"/></text:p>
      <text:p text:style-name="P67"><text:span text:style-name="T352">MENDES, DIMAS ALBUQUERQUE. Análise de Vulnerabilidades em<text:s text:c="2"/>Aplicações Android com o Uso de Ferrramentas de Teste de Intrusão e a Metodologia OWASP. 2017.</text:span></text:p>
      <text:p text:style-name="P68"><text:span text:style-name="T353"/></text:p>
      <text:p text:style-name="P69"><text:span text:style-name="T354">QUINTÃO,<text:s text:c="2"/>P.<text:s text:c="2"/>MISAGHI,<text:s text:c="2"/>M.<text:s text:c="2"/>P.<text:s text:c="2"/>S.<text:s text:c="2"/>C.<text:s text:c="2"/>C.<text:s text:c="2"/>S.<text:s text:c="2"/>NOVAIS,<text:s text:c="2"/>E.<text:s text:c="2"/>B. -Análise<text:s text:c="2"/>dos<text:s text:c="2"/>Desafios<text:s text:c="2"/>e Melhores<text:s text:c="2"/>Práticas<text:s text:c="2"/>Para<text:s text:c="2"/>Resguardar<text:s text:c="2"/>a<text:s text:c="2"/>Segurança<text:s text:c="2"/>e<text:s text:c="2"/>Privacidade<text:s text:c="2"/>dos<text:s text:c="2"/>Dispositivos Móveis no Uso das Redes Sociais -2010. Disponível em:<text:s/></text:span><text:a xlink:href="https://www.researchgate.net/profile/Mehran_Misaghi/publication/274706269_ANLISE_DOS_DESAFIOS_E_MELHORES_PRTICAS_PARA_RESGUARDAR_A_SEGURANA_E_PRIVACIDADE_DOS_DISPOSITIVOS_MVEIS_NO_USO_DAS_REDES_SOCIAIS/links/5526703b0cf21e126f9dafa2.pdf."><text:span text:style-name="T356">https://www.researchgate.net/profile/Mehran_Misaghi/publication/274706269_ANL</text:span><text:span text:style-name="T357"><text:s/>HYPERLINK "https://www.researchgate.net/profile/Mehran_Misaghi/publication/274706269_ANLISE_DOS_DESAFIOS_E_MELHORES_PRTICAS_PARA_RESGUARDAR_A_SEGURANA_E_PRIVACIDADE_DOS_DISPOSITIVOS_MVEIS_NO_USO_DAS_REDES_SOCIAIS/links/5526703b0cf21e126f9dafa2.pdf."</text:span><text:span text:style-name="T358">ISE_DOS_DESAFIOS_E_MELHORES_PRTICAS_PARA_RESGUARDAR_A_SEGURANA_E_PRIVACIDADE_DOS_DISPOSITIVOS_MVEIS_NO_USO_DAS_REDES_SOCIAIS/links/5526703b0cf21e126f9dafa2.pdf.</text:span></text:a><text:span text:style-name="T359"><text:s/></text:span><text:span text:style-name="T360"><text:s/>Acesso em 01/04/2020</text:span></text:p>
      <text:p text:style-name="P69"><text:span text:style-name="T361"/></text:p>
      <text:p text:style-name="P69"><text:span text:style-name="T362">SCHELL, Roger R. Information security: science, pseudoscience, and flying pigs. In: Seventeenth Annual Computer Security Applications Conference. IEEE, 2001. p. 205-216.</text:span></text:p>
      <text:p text:style-name="P69"><text:span text:style-name="T363"/></text:p>
      <text:p text:style-name="P69"><text:span text:style-name="T364">STONEBURNER, Gary; GOGUEN, Alice; FERINGA, Alexis. Risk management guide for information technology systems. Nist special publication, v. 800, n. 30, 2002.</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